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139in" style:rel-column-width="3693*"/>
    </style:style>
    <style:style style:name="តារាង1.B" style:family="table-column">
      <style:table-column-properties style:column-width="1.0417in" style:rel-column-width="6266*"/>
    </style:style>
    <style:style style:name="តារាង1.C" style:family="table-column">
      <style:table-column-properties style:column-width="0.4375in" style:rel-column-width="2632*"/>
    </style:style>
    <style:style style:name="តារាង1.D" style:family="table-column">
      <style:table-column-properties style:column-width="0.9076in" style:rel-column-width="5460*"/>
    </style:style>
    <style:style style:name="តារាង1.E" style:family="table-column">
      <style:table-column-properties style:column-width="0.5924in" style:rel-column-width="3563*"/>
    </style:style>
    <style:style style:name="តារាង1.F" style:family="table-column">
      <style:table-column-properties style:column-width="0.9479in" style:rel-column-width="5702*"/>
    </style:style>
    <style:style style:name="តារាង1.G" style:family="table-column">
      <style:table-column-properties style:column-width="4.1465in" style:rel-column-width="24938*"/>
    </style:style>
    <style:style style:name="តារាង1.H" style:family="table-column">
      <style:table-column-properties style:column-width="1.125in" style:rel-column-width="6768*"/>
    </style:style>
    <style:style style:name="តារាង1.I" style:family="table-column">
      <style:table-column-properties style:column-width="1.0826in" style:rel-column-width="6513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5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1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3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4" style:family="text">
      <style:text-properties style:font-name-asian="Baiduk O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">ល.រ</text:p>
          </table:table-cell>
          <table:table-cell table:style-name="តារាង1.A1" office:value-type="string">
            <text:p text:style-name="P2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ត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  <text:p text:style-name="P3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ធ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្យញ្ជនៈ​ទី ៤ ក្នុង​វគ្គ​ទី ៤ ជា​ទន្តជៈ មាន​សំឡេង​កើត​ត្រង់​ប្រទល់​ធ្មេញ ។ ជា​ធនិត-ឃោសៈ ខាង​សំស្ក្រឹត​និង​បាលី​មាន​សំឡេង​ជា ទ្ហ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៥៨</text:p>
          </table:table-cell>
          <table:table-cell table:style-name="តារាង1.A2" office:value-type="string">
            <text:p text:style-name="P5">ធ័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ធាក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៥៩</text:p>
          </table:table-cell>
          <table:table-cell table:style-name="តារាង1.A2" office:value-type="string">
            <text:p text:style-name="P5">ធញ្ញ​ជាតិ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័ញ--ញៈជាត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ជាតិ​ស្រូវ; ស្រូវ​គ្រប់ ប្រភេទ​និង​ស្រងែ, ពោត​ជាដើម ហៅ​ថា <text:s/>ធញ្ញជាតិ <text:s/>ទាំងអស់ : តម្លៃ​ធញ្ញជាតិ, ដឹក​នាំ​ធញ្ញជាតិ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០</text:p>
          </table:table-cell>
          <table:table-cell table:style-name="តារាង1.A2" office:value-type="string">
            <text:p text:style-name="P5">ធញ្ញ​មា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័ញ-ញៈ មាស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លិក្ខា ឬ លិក្ស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១</text:p>
          </table:table-cell>
          <table:table-cell table:style-name="តារាង1.A2" office:value-type="string">
            <text:p text:style-name="P5">ធតរដ្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 តៈ រ័ត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្ឫតរាស្រ្ត) ព្រះ​នាម​មហា​រាជ​ជា​លោក​បាល ១ អង្គ ដែល​គ្រប់​គ្រង​រក្សា​ទិស​ខាង​កើត ជា​អធិបតី​លើ​ពួក​គន្ធ័ព្វ : ព្រះ​បាទ​ធតរដ្ឋ (ម. ព. ចតុលោកបាល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២</text:p>
          </table:table-cell>
          <table:table-cell table:style-name="តារាង1.A2" office:value-type="string">
            <text:p text:style-name="P5">ធ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ន់</text:p>
          </table:table-cell>
          <table:table-cell table:style-name="តារាង1.D2" office:value-type="string">
            <text:p text:style-name="P6">បា.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ទ្រព្យ, សម្បត្តិ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៣</text:p>
          </table:table-cell>
          <table:table-cell table:style-name="តារាង1.A2" office:value-type="string">
            <text:p text:style-name="P5">ធន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ទ្រាំ, អត់ធ្មត់; ស៊ូ : ធន់​ជំងឺ, ធន់​ក្ដៅ, ធន់​ត្រជាក់, គាត់​ប្រើ​ឲ្យ​ធ្វើ​ការ​ធ្ងន់​ណាស់ ខ្ញុំ​ធន់​មិន​បាន​ទ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៤</text:p>
          </table:table-cell>
          <table:table-cell table:style-name="តារាង1.A2" office:value-type="string">
            <text:p text:style-name="P5">ធនក្កីត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័ក-កីតា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ក្រីតា) ទាសី​ឬ​ស្ត្រី​ដែល​បុរស​លោះ​ដោយ​ទ្រព្យ​យក​មក​ធ្វើ​ជា​ភរិយ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៥</text:p>
          </table:table-cell>
          <table:table-cell table:style-name="តារាង1.A2" office:value-type="string">
            <text:p text:style-name="P5">ធន​ក្រី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័ក-ក្រេត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ក្កីត) បុរស​ដែល​គេ​លោះ​ដោយ​ទ្រព្យ​យក​មក​ធ្វើ​ជា​អ្នក​បម្រើ​ (ទាសៈ); បើ​ស្រ្តី​ជា ធនក្រីតា ឬ ធនក្កីតា (ម. ព. ធនក្កីតា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៦</text:p>
          </table:table-cell>
          <table:table-cell table:style-name="តារាង1.A2" office:value-type="string">
            <text:p text:style-name="P5">ធន​ក្ស័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័ក-ក្ស័យ</text:p>
          </table:table-cell>
          <table:table-cell table:style-name="តារាង1.D2" office:value-type="string">
            <text:p text:style-name="P6">សំ.;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ក្សយ; ធនក្ខយ) ដំណើរ​អស់​ទ្រព្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៧</text:p>
          </table:table-cell>
          <table:table-cell table:style-name="តារាង1.A2" office:value-type="string">
            <text:p text:style-name="P5">ធន​ទណ្ឌ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ៈទ័ន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្រយា​ពិន័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៨</text:p>
          </table:table-cell>
          <table:table-cell table:style-name="តារាង1.A2" office:value-type="string">
            <text:p text:style-name="P5">ធនធ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ន់-</text:p>
          </table:table-cell>
          <table:table-cell table:style-name="តារាង1.D2" office:value-type="string">
            <text:p text:style-name="P6">បា.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 “ទ្រព្យ, សម្បតិ្ត”+ ធាន “ការ​ទ្រទ្រង់” ទ្រព្យ​របស់​ផ្សេង​ៗ​ដែល​គង់​នៅ : គេ​មាន​ធនធាន​ច្រើ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៦៩</text:p>
          </table:table-cell>
          <table:table-cell table:style-name="តារាង1.A2" office:value-type="string">
            <text:p text:style-name="P5">ធន​ប័ណ្ណ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ៈប័ន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ដូច​គ្នា​នឹង​ធនបត្រ ដែ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០</text:p>
          </table:table-cell>
          <table:table-cell table:style-name="តារាង1.A2" office:value-type="string">
            <text:p text:style-name="P5">ធន​បត្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ថៈនៈប័ត</text:p>
          </table:table-cell>
          <table:table-cell table:style-name="តារាង1.D2" office:value-type="string">
            <text:p text:style-name="P6">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 “ទ្រព្យ” + បត្រ “សន្លឹក, ស្លឹក; ក្រដាស”) ពាក្យ​សន្មត​ហៅ​ក្រដាស​ដែល​ប្រើ​ចាយ​ជំនួស​ប្រាក់ តាម​បញ្ញត្តិ​របស់​រាជការ​គ្រប់​ប្រទេស​ក្នុង​សម័យ​សព្វ​ថ្ងៃ​នេះ (ក្រដាស​ប្រាក់) ។ (គួរ​ប្រើ​ពាក្យ​នេះ​តាម​សម័យ​និយម) ។</text:p>
          </table:table-cell>
          <table:table-cell table:style-name="តារាង1.D2" office:value-type="string">
            <text:p text:style-name="P8">--ប័ត្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១</text:p>
          </table:table-cell>
          <table:table-cell table:style-name="តារាង1.A2" office:value-type="string">
            <text:p text:style-name="P5">ធន​មូ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ៈ-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ើម​ទ្រព្យ, ទ្រព្យ​ជាដើម​ទុន : ធម​មូល​ជា​ប្រភព​នៃ​ឈ្មួ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២</text:p>
          </table:table-cell>
          <table:table-cell table:style-name="តារាង1.A2" office:value-type="string">
            <text:p text:style-name="P5">ធន​លា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ៈលាប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បាន​ទ្រព្យ : ស្វែង​រក​ធន​លា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៣</text:p>
          </table:table-cell>
          <table:table-cell table:style-name="តារាង1.A2" office:value-type="string">
            <text:p text:style-name="P5">ធន​លោភ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ៈលោប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េចក្ដី​ល្មោភ​ទ្រព្យ; សេចក្ដី​ជំពាក់​ចិត្ត​នឹង​ទ្រព្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៤</text:p>
          </table:table-cell>
          <table:table-cell table:style-name="តារាង1.A2" office:value-type="string">
            <text:p text:style-name="P5">ធន​សា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ៈសា</text:p>
          </table:table-cell>
          <table:table-cell table:style-name="តារាង1.D2" office:value-type="string">
            <text:p text:style-name="P6">បា.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្រព្យ​មាន​ខ្លឹម, ខ្លឹម​ទ្រព្យ : ប្រាក់​មាស​ជា​ធនសារ​របស់​មនុស្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៥</text:p>
          </table:table-cell>
          <table:table-cell table:style-name="តារាង1.A2" office:value-type="string">
            <text:p text:style-name="P5">ធនាក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ា-ក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 + អាករ) ទី​កន្លែង​កើត​ធនធាន គឺ​ទី​កើត​វត្ថុ​ធាតុ​ជា​ប្រភព​នៃ​ទ្រព្យ​សម្បត្តិ ដូច​ជា​ប្រេង​កាត​និង​លោហ​ធាតុ​ជាដើម : ប្រទេស​កម្ពុជា​មាន​ធនាករ​ដែក​នៅ​ក្នុង​ខេត្ត​កំពង់ធ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៦</text:p>
          </table:table-cell>
          <table:table-cell table:style-name="តារាង1.A2" office:value-type="string">
            <text:p text:style-name="P5">ធនាគា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ាគា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ឃ្លាំង​ដាក់​ទ្រព្យ, ឃ្លាំង​ប្រាក់ : ផ្ញើ​ប្រាក់​ក្នុង​ធនាគ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៧</text:p>
          </table:table-cell>
          <table:table-cell table:style-name="តារាង1.A2" office:value-type="string">
            <text:p text:style-name="P5">ធនាគារិ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--រិក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ម្ចាស់​ធនាគារ, អ្នក​ត្រួតត្រា​ឬ​អ្នក​កាន់​កាប់​ធនាគារ ។ បើ​ស្ត្រី​ជា ធនាគារិក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៨</text:p>
          </table:table-cell>
          <table:table-cell table:style-name="តារាង1.A2" office:value-type="string">
            <text:p text:style-name="P5">ធនាធិការ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-ការ៉ី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ាធិការិន៑) អ្នក​រក្សា​ទ្រព្យ, អ្នក​រក្សា​ឃ្លាំង; អ្នក​ទទួល​ទ្រព្យ​សម្បាច់​របស់​ត្រកូល; បើ​ស្ត្រី​ហៅ ធនាធិការិន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៧៩</text:p>
          </table:table-cell>
          <table:table-cell table:style-name="តារាង1.A2" office:value-type="string">
            <text:p text:style-name="P5">ធនិ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--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ព្យញ្ជនៈ ១០ តួ​ក្នុង​វគ្គ ទាំង ៥ គឺ ខ ឃ, ឆ ឈ, ឋ ឍ, ថ ធ, ផ ភ ជា​អក្សរ​មាន​សំឡេង​តឹង មាន​សូរ​អក្សរ ហ លាយ​ចូល​ផង; សំឡេង សំ. បា. ជា ក្ហៈ, គ្ហៈ; ច្ហៈ, ជ្ហៈ; ដ្ហៈ (ឬ ត្ហ៎ៈ), ឌ្ហៈ; ត្ហៈ, ទ្ហៈ; ប្ហៈ; (ប៉្ហៈ), ព្ហៈ; ជា​គូ​គ្នា​នឹង​ព្យញ្ជនៈ​ជា សិថិល ១០ តួគឺ កៈ, គៈ; ចៈ, ជៈ; ដៈ (ឬ ត៎ៈ), ឌៈ; តៈ; ទៈ; បៈ (ប៉ៈ), ពៈ (គួរ​យល់​ថា សិថិល <text:s/>“មាន​សំឡេង​ធូរ”, ធនិត <text:s/>“មាន​សំឡេង​តឹង ព្រោះ​មាន​សំឡេង ហ ផ្សំ​ជា​មួយ​ផង; ទោះ​បី​ភាសា​ខ្មែរ​យើង​ក៏ សិថិល <text:s/>និង <text:s/>ធនិត <text:s/>មាន​សំឡេង​ធូរ​តឹង​ផ្សេង​ពី​គ្នា​ដែរ គួរ​តែ​ស្ដី​និយាយ​កុំ​ឲ្យ​ច្រឡំ​គ្នា, ដូច​ព្យញ្ជនៈ​ជា <text:s/>សិថិល ថា ក្នុង, ក្មេង, ម្ដាយ ក្មេក; គ្នា, គ្នេរគ្នាន់; ច្នេះ, ច្នៃ; ត្នោត, ត្មាត, ត្មោង; ប្ដី, ប្ដឹង ជាដើម កុំ​និយាយ​ជា​សំឡេង ធនិត ថា ខ្នុង, ខ្មេង, ម្ដាយ ខ្មេក; ឃ្នា, ឃ្នេរឃ្នាន់; ឆ្នេះ, ឆ្នៃ; ថ្នោត, ថ្មាត, <text:s/>ថ្មោង; ផ្ដី, ផ្ដឹង ។ល។ ទើប​ច្បាស់​តាម​សំឡេង​ព្យញ្ជនៈ​របស់​ជាតិ​យើ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៨០</text:p>
          </table:table-cell>
          <table:table-cell table:style-name="តារាង1.A2" office:value-type="string">
            <text:p text:style-name="P5">ធនិ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--</text:p>
          </table:table-cell>
          <table:table-cell table:style-name="តារាង1.D2" office:value-type="string">
            <text:p text:style-name="P6">សំ.</text:p>
          </table:table-cell>
          <table:table-cell table:style-name="តារាង1.D2" office:value-type="string">
            <text:p text:style-name="P6">គុ. ឬ ន.</text:p>
          </table:table-cell>
          <table:table-cell table:style-name="តារាង1.D2" office:value-type="string">
            <text:p text:style-name="P7">(ធនិន៑) អ្នក​មាន​ទ្រព្យ, ដង្ខ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៨១</text:p>
          </table:table-cell>
          <table:table-cell table:style-name="តារាង1.A2" office:value-type="string">
            <text:p text:style-name="P5">ធនុ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ុ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ុ ឬ ធនុស៑) ។ ធ្នូ ។ ឈ្មោះ​រាសី (ខែ) ទី ៩ ប្រើ​តាម​សុរិយគតិ មាន ៣១ ថ្ងៃ, ហៅ​ថា ធនុរាសី ឬ ខែ​ធនុ ត្រូវ​គ្នា​នឹង​ខែ​ដេសមប្រិ៍​បារាំងសែស <text:s/>។ សព្វ​ថ្ងៃ​នេះ យើង​ប្រើ​ជា ធ្នូ ជា​ខែ​ទី ១២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៨២</text:p>
          </table:table-cell>
          <table:table-cell table:style-name="តារាង1.A2" office:value-type="string">
            <text:p text:style-name="P5">ធនុ​ហត្ថ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នុ-ហាត់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នុហស្ដ) អ្នក​មាន​ធ្នូ​ក្នុង​ដៃ គឺ​ខ្មាន់​ធ្នូ : ពួក​ធនុហត្ថ (ហៅ​ថា អាវុធ​ហត្ថ <text:s/>“អាវុធ-ធៈហាត់” ក៏​បាន)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៨៣</text:p>
          </table:table-cell>
          <table:table-cell table:style-name="តារាង1.A2" office:value-type="string">
            <text:p text:style-name="P5">ធមន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មៈនី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មនិ) សរសៃ​ដែល​នាំ​រស​ឲ្យ​ជ្រួតជ្រាប​ក្នុង​សព៌ាង្គកាយ, សរសៃ​ឈាម (រ. ស.) : ព្រះ​ធមនី <text:s/>(ម. ព. នហារុ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៨៤</text:p>
          </table:table-cell>
          <table:table-cell table:style-name="តារាង1.A2" office:value-type="string">
            <text:p text:style-name="P5">ធម្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័ម-មៈ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1">(ធម៌) ធម៌, សភាវៈ​ទ្រទ្រង់​សត្វ​លោក គឺ បុណ្យ, បាប, សុចរិត, ទុច្ចរិត; ហេតុ; សភាព; ធម្មតា; ប្រក្រតី; ធម្មជាត; ប្រាជ្ញា​ញាណ; គុណ; សេចក្ដី​ចម្រើន; អារម្មណ៍​ខាង​ផ្លូវ​ចិត្ត; ការ​រិះ​គិត; សង្ខារ; កិរិយា​មារយាទ; បរិយត្តិ; ច្បាប់ ។ល។ ពាក្យ​នេះ​ប្រើ​សម្រាប់​រៀង​ភ្ជាប់​ពី​ខាង​ដើម​សព្ទ​ដទៃ​ទៀត​ដូច​ជា ធម្ម​កថា (ធ័ម-មៈកៈ ថា) ន. (បា.) សម្ដី​ដែល​ជា​ធម៌; ការ​សំដែង​ធម៌ ។ ធម្ម​កម្ម <text:s/>(ធ័ម មៈក័ម) ន. (បា.) អំពើ, កិច្ចការ​ដែល​ប្រកប​ដោយ​ធម៌, ដែល​ត្រូវ​តាម​ធម៌ ។ ព. ផ្ទ. អធម្ម​កម្ម ។ ធម្ម​កាយ (ធ័ម-មៈ--) ន. (បា.; សំ. ធម៌​កាយ) កាយ​មួយ​យ៉ាង​ក្នុង​កាយ​ទាំង​បី​របស់​ព្រះ​សព្វញ្ញុ​ពុទ្ធ​គឺ រូប​កាយ, នាម​កាយ, ធម្ម​កាយ; ព្រះ​ធម៌​ដែល​ជា​ពុទ្ធ​ភាសិត​ហៅ​ថា ធម្ម​កាយ ព្រោះ​ទុក​ដូច​ជា រូប​កាយ​របស់​ព្រះ​អង្គ សូម្បី​ទ្រង់​បរិព្វាន​ទៅ​ហើយ ក៏​នៅ​មាន​ព្រះ​ធម៌​នេះ​ជា​តំណាង​ព្រះ​អង្គ ។ ធម្មការ (ធ័ម-មៈ--) ន. (បា. ធម្ម + ការ) ឈ្មោះ​ក្រសួង​រដ្ឋ​មន្ត្រី​សម្រេច​កិច្ចការ​ខាង​សាសនា : ក្រសួង​ធម្មការ <text:s/>។ ធម្មក្ខន្ធ <text:s/>(ធ័ម-ម័ក-ខ័ន) ន. (បា.; សំ. ធម៌ ស្កន្ធ) ពួក​ធម៌, កង​ធម៌; ចំនួន​កង​ធម៌​ជា​ពុទ្ធ​វចនៈ​ក្នុង​ព្រះ​ត្រៃ​បិដក ហៅ​ថា ព្រះ​ធម៌ ៨ ម៉ឺន ៤ ពាន់​ធម្មក្ខន្ធ (ម. ព. ខន្ធ ផង) ។ ធម្ម​គុណ (ធ័ម-មៈ-គុណ) ន. (បា.; សំ. ធម៌​គុណ) គុណ​ព្រះ​ធម៌ គឺ​សភាវៈ​ដែល​ស្រោច​ស្រង់​ទ្រទ្រង់​សត្វ​អ្នក​ប្រតិបត្តិ​តាម​គន្លង​ធម៌​ឲ្យ​បាន​សេចក្ដី​សុខ ។ ធម្ម​គោរព (ធ័ម-មៈ-គោរប់) ន. (សំ. ធម៌ + គៅរវ; <text:s/>បា. ធម្ម + គារវ) សេចក្ដី​កោត​ក្រែង​ចំពោះ​ធម៌ គឺ​សេចក្ដី​ប្រព្រឹត្ត​ប្រតិបត្តិ​តាម​គន្លង​ធម៌ ។ ឈ្មោះ​សាស្ត្រា​ប្រែ​រយ​មួយ​ខ្សែ សម្រាប់​សំដែង​ជា​មុន​បង្អស់​ប្រាប់​សេចក្ដី​គោរព​ធម៌ ក្នុង​ឱកាស​បុណ្យ​ធំ​ៗ តាម​ទម្លាប់​ពុទ្ធ​សាសនិក​ជន​ក្នុង​កម្ពុជ​រដ្ឋ : សាស្ត្រា​ព្រះ​ធម្ម​គោរព ។ ធម្ម​ចក្ក (ធ័ម-មៈច័ក) ន. (បា.; សំ. ធម៌ចក្រ) ចក្រ​គឺ​ធម៌​ឬ​ធម៌​ដូច​ជា​កង់ គឺ​ធម៌​ដែល​ព្រះ​សព្វញ្ញុ​ពុទ្ធ​ទ្រង់​ត្រាស់​សម្ដែង​ជា​ដំបូង​បង្អស់ ក្នុង​កាល​ព្រះ​អង្គ​បាន​ត្រាស់​ទើប​បាន ៥៩​ថ្ងៃ, ទ្រង់​សំដែង​អរិយ​សច្ច ៤ បង្វិល​ដំណើរ​សេចក្ដី​ដូច​ជា​កង់​រទេះ ។ ធម្ម​ចក្កប្បវត្តន​សូត្រ (ធ័ម-មៈច័ក-ក័បប៉ៈវ៉័ត-តៈន៉ៈសូត) ន. (បា.--សុត្ត; សំ. ធម៌​ចក្រ​ប្រវត៌ន​សូត្រ) ឈ្មោះ​សូត្រ​ដែល​ព្រះ​សម្មាសម្ពុទ្ធ​ទ្រង់​សម្ដែង​ធម្ម​ចក្ក ។ ធម្ម​ចក្ខុ (ធ័ម-មៈ-ច័កខុ) ន. (បា.; សំ. ធម៌​ចក្សុស៑ ឬ--ចក្សុ) ភ្នែក​គឺ​ធម៌​ឬ​ធម៌​ទុក​ដូច​ជា​ភ្នែក, បាន​ខាង​ឯ​អរិយ​មគ្គ​ជាន់​ក្រោម​បី​ប្រភេទ​គឺ សោតាបត្តិ​មគ្គ, សកទាគាមិ​មគ្គ, អនាគាមិ​មគ្គ; តែ​ច្រើន​សំដៅ​ចំពោះ សោតាបត្តិ​មគ្គ (ម. ព. មគ្គ និង អរិយ​មគ្គ ផង) ។ ធម្ម​ចេតិយ (ធ័ម-មៈចេតិយ៉ៈ ឬ--ចេដី) ន. (បា.; សំ. ធម៌​ចៃត្យ) ចេតិយ​ដែល​បញ្ចុះ​ព្រះ​ធម៌ ។ ធម្ម​មន្ទីរ, តួ​គម្ពីរ​ឬ​ទូ​ដែល​តម្កល់​គម្ពីរ, ក្រាំង, សៀវភៅ​ធម៌​ជា​ពុទ្ធ​សាសនា, ជា​សុភាសិត​ក៏​ហៅ​ថា ធម្ម​ចេតិយ ដែរ (ម. ព. ចេតិយ <text:s/>ផង) ។ ធម្មជាត ឬ ធម្មជាតិ (ធ័ម-មៈ-ជាត) ន. (បា.) ធម៌, សភាវៈ, សភាព ។ ធម្មតា (ធ័ម-មៈ-ដា) ន. (បា.) ប្រក្រតី, អ្វី​ៗ​ដែល​តែង​មាន​មក, ទំនៀម, ទម្លាប់ ។ ធម្ម​ទាន (ធ័ម-មៈ--) ន. (បា.) ការ​ឲ្យ​ធម៌ គឺ​ការ​សម្ដែង​ធម៌, និយាយ, បង្រៀន​ធម៌; ការ​កសាង​គម្ពីរ​ដីកា​ធម៌​វិន័យ : ធ្វើ​ធម្ម​ទាន, កសាង​ធម្ម​ទាន; ធម្ម​ទាន​មាន​ផល​ច្រើន​ជាង​ទាន​ទាំងពួង ព្រោះ​ជា​គ្រូ​ប្រាប់​ផ្លូវ​ខុស​ត្រូវ <text:s/>។ ធម្ម​ទូត (ធ័ម-មៈ--) ន. (បា.) ទូត​របស់​ធម៌​គឺ​អ្នក​ដែល​គេ​បញ្ជូន​ទៅ​កាន់​ទី​ផ្សេង​ៗ ដើម្បី​ឲ្យ​ផ្សាយ​ធម៌ ។ ធម្ម​ទេសនា <text:s/>(ធ័ម-មៈ-ទេសៈន៉ា ឬ--ទេស្នា) ន. (បា.) ការ, ដំណើរ​សំដែង​ធម៌ ។ ធម្ម​ធាតុ (ធ័ម-មៈ-ធាត) ន. (បា.) អ្នក​មាន​ធាតុ​ជា​ធម៌ គឺ​ព្រះ​ពុទ្ធ; ធាតុ​គឺ​ធម៌ ។ ធម្ម​និទ្ទេស <text:s/>(ធ័ម-មៈ-និត-ទេស) ន. (បា.) និទ្ទេស​នៃ​ធម៌, ការ​សម្ដែង​ញែក​ចែក​នូវ​ធម៌ ។ ធម្ម​និយម ឬ ធម្ម​និយាម (ធ័ម-មៈនិយំ ឬ--និយាម) ន. (បា.) សេចក្ដី​កំណត់​តាម​ធម្មតា ។ ធម្ម​នីតិ <text:s/>(ធ័ម-មៈ--) ន. (បា.) ឈ្មោះ​គម្ពីរ​មួយ​ដែល​សម្ដែង​អំពី​បែប​គតិ​លោក និង​គតិ​ធម៌ ។ ធម្ម​នុញ្ញ <text:s/>ឬ ធម្ម​នូញ្ញ (ធ័ម-មៈ-នុញ, ឬ--នូញ) ន. (បា.) ឈ្មោះ​ច្បាប់​មួយ​ក្រម សម្ដែង​ពី​របៀប​ការ​ក្នុង​តុលាការ (ម. ព. រដ្ឋ​ធម្ម​នុញ្ញ ផង) ។ ធម្មន្តេវាសិក (ធ័ម-ម័ន-តេវាសិក) ន. (បា.) សិស្ស​ព្រោះ​ធម៌ គឺ​អ្នក​សិក្សា​ធម៌​អាថ៌​អំពី​សំណាក់​គ្រូ​អាចារ្យ​ណា​មួយ ។ ធម្មប្បដិបត្តិ <text:s/>(ធ័ម-ម័ប-ប៉ៈ-ដិ-ប៉័ត-តិ ឬ--ប៉ៈដិបាត់) ន. (បា.) ការ​ប្រតិបត្តិ​ធម៌, ការ​ប្រព្រឹត្ត​តាម​ច្បាប់ : ព្រះ​ពុទ្ធ​ទ្រង់​លើក​យក​ធម្មប្បដិបត្តិ​មក​ជា​គោល​ធំ​បំផុត ។ ធម្មប្បដិរូប (ធ័ម-ម័ប-ប៉ៈ ដិ--) ន. (បា.) ការ​ប្រៀប​ប្រដូច​ស្រដៀង​នឹង​ធម៌, ធម៌​ប្លម, ធម៌​ក្លែងក្លាយ : សេចក្ដី​ត្រង់​ឃ្លា​នេះ គឺ​ជា​ធម្មប្បដិរូប​ទេ ។ ធម្មប្បដិ​សម្ភិទា <text:s/>(ធ័ម-ម័ប-ប៉ៈដិសាំ-ភិទា) ន. (បា.) ការ​បែក​ប្រាជ្ញា​យល់​ធ្លុះ​ធ្លាយ​ក្នុង​ធម៌, ប្រាជ្ញា​បែក​ភ្លឺ​ស្វាង​ឥត​ទើស​ទាក់​ក្នុង​ធម៌ ។ ធម្ម​បថ <text:s/>(ធ័ម-មៈ-បត់) ន. (បា.) គន្លង​ធម៌, ផ្លូវ​ធម៌ ។ ធម្ម​បទ (ធ័ម-មៈ-បត់) ន. (បា.) ផ្លូវ​ធម៌, លំអាន​ធម៌ ។ ឈ្មោះ​គម្ពីរ​ព្រះ​ពុទ្ធ​សាសនា​ក្នុង​សុត្តន្ត​បិដក​ខាង​ពួក​ខុទ្ទក​និកាយ ហៅ​ថា ខុទ្ទក​និកាយ ធម្ម​បទ, ជា​ពុទ្ធ​ភាសិត​សុទ្ធ​តែ​ជា​គាថា​ទាំងអស់ ហៅ​ថា ធម្ម​បទ​គាថា <text:s/>ឬ គាថា​ធម្ម​បទ ។ <text:s/>ធម្ម​បទដ្ឋ​កថា (ធ័ម-មៈ-ប៉ៈទ័ត-ឋៈកៈថា) ន. (បា.) ឈ្មោះ​អដ្ឋ​កថា គឺ​គម្ពីរ​អធិប្បាយ​សេចក្ដី​គាថា​ធម្ម​បទ, អដ្ឋ​កថា​នេះ​មាន​ពីរ​ភាគ, ភាគ​ខាង​ដើម​ហៅ​ថា ធម្ម​បទដ្ឋ​កថា​បុព្វ​ភាគ, ភាគ​ខាង​ចុង​ហៅ​ថា ធម្ម​បទដ្ឋ​កថា​បច្ឆិម​ភាគ ។ ធម្ម​បរិយាយ <text:s/>(ធ័ម-មៈ-ប៉ៈរ៉ិយ៉ាយ ឬ--បរ៉ិ--) ន. (បា.) បរិយាយ​នៃ​ធម៌, សេចក្ដី​អធិប្បាយ​វែក​ញែក​នូវ​ធម៌, ការ​ពន្យល់​សេចក្ដី​តាម​ដំណើរ​ធម៌ : <text:s/>ធម្ម​បរិយាយ​នេះ​មិន​ត្រូវ​តាម​របៀប​ទេ, <text:s/>ធម្ម​បរិយាយ​នោះ​ពីរោះ​ជ្រាលជ្រៅ​ល្អ​ណាស់ ។ ធម្ម​បាមោជ្ជ (ធ័ម-មៈ-ប៉ាម៉ោច) ន. (បា. ធម្មប្បាមោជ្ជ; សំ. ធម៌​ប្រមោទ ឬ ធម៌​ប្រាមោទ្យ) សេចក្ដី​រីករាយ​ចំពោះ​ធម៌ ។ ធម្ម​បាល <text:s/>(ធ័ម-មៈ--) ន. (បា.) អ្នក​រក្សា​ធម៌ ។ ធម្ម​បីតិ <text:s/>(ធ័ម-មៈ-ប៉ីតិ) ន. (បា. ធម្មប្បីតិ; សំ. ធម៌​ប្រីតិ) ដំណើរ​ក្រេប​ផឹក​រស​ធម៌; សេចក្ដី​រីករាយ​ចំពោះ​ធម៌ : អ្នក​មាន​ធម្មបីតិ​ក្នុង​សន្តាន​រមែង​សម្រេច​ឥរិយាបថ​ទាំង ៤ ជា​សុខ ។ ធម្ម​បូជា (ធ័ម-មៈ--) ន. (បា.) បូជា​ចំពោះ​ធម៌, បូជា​ចំពោះ​អ្នក​ចេះ​ធម៌​ឬ​ចំពោះ​អ្នក​ប្រព្រឹត្ត​ធម៌ : វត្ថុ​នេះ​ជា​ធម្ម​បូជា​របស់​ខ្ញុំ ។ ធម្ម​មន្ទីរ (ធ័ម-មៈ-មន់ទី) ន. (បា. ធម្ម​មន្ទិរ) ផ្ទះ, កន្លែង​តម្កល់​ធម៌ គឺ​បណ្ណាល័យ​តម្កល់​គម្ពីរ​ផ្សេង​ៗ ។ ធម្ម​មាមកៈ (ធ័ម-មៈ-មាមៈកៈ) ន. (បា. ធម្ម​មាមក) អ្នក​ដែល​រាប់​អាន​គោរព​ថា​ព្រះ​ធម៌​ជា​របស់​អាត្មា​អញ គឺ​អ្នក​ដែល​ជឿ​ធម៌​ជា​ពុទ្ធ​សាសនា​ស៊ប់​ចិត្ត ឥត​មាន​ងាក​បែរ ។ ធម្ម​មូល <text:s/>(ធ័ម-មៈ--) ន. (បា.) ឫស​គល់​នៃ​ធម៌, ទី​តាំង​នៃ​ធម៌ : សេចក្ដី​ដឹង​គុណ​គោរព​អ្នក​មាន​គុណ ជា​ធម្ម​មូល ។ ធម្ម​មោទនា <text:s/>(ធ័ម-មៈមោទៈនា) ន. (បា.) សេចក្ដី​រីករាយ​ចំពោះ​ធម៌ ។ ធម្ម​យុត្ត (ធ័ម-មៈ-យុត) ន. ឬ គុ. (បា.; សំ. ធម៌​យុក្ត) អ្នក​ប្រកប​ដោយ​ធម៌; ដែល​ប្រកប​ដោយ​ធម៌ ។ ធម្ម​យុត្តិក​និកាយ (ធ័ម-មៈ-យុត-តិកៈ) ន. (បា.) ឈ្មោះ​គណៈ​បព្វជិត​ក្នុង​ព្រះ​ពុទ្ធ​សាសនា​សម័យ​សព្វ​ថ្ងៃ​នេះ ដែល​ជា​គូ​គ្នា​នឹង​មហា​និកាយ (ម. ព. នេះ​ផង) ។ ធម្ម​រក្ខិត <text:s/>(ធ័ម-មៈ-រ័កខិត) ន. ឬ គុ. (បា.; សំ. ធម៌​រក្សិត) អ្នក​រក្សា​ធម៌ ។ ពាក្យ​នេះ​ច្រើន​ប្រើ​ជា​ឈ្មោះ​ភិក្ខុ​ឬ​សាមណេរ​ក្នុង​ព្រះ​ពុទ្ធ​សាសនា ។ ចួន​កាល​ប្រើ​ជា​សមណ​ស័ក្តិ​ទី​រាជា​គណៈ​ក៏​មាន ។ ធម្ម​រក្ខិតា (ធ័ម-មៈរ័កខិតា) ន. (បា.) ស្រ្តី​ដែល​ជន​អ្នក​ប្រព្រឹត្ត​ធម៌​ត្រូវ​គ្នា គ្រប់គ្រង​រក្សា​ជា​ធំ​ត្រួតត្រា​លើ : ស្ត្រី​ធម្ម​រក្ខិតា ។ ធម្ម​រក្សា <text:s/>(ធ័ម-មៈ-រ័កសា) ន. (បា. ធម៌ + រក្ស) ការ​រក្សា​ធម៌ ។ ពាក្យ​នេះ​សព្វ​ថ្ងៃ ខ្មែរ​យើង​ប្រើ​ជា​ងារ​មន្ត្រី​ក្នុង​ក្រុម​សង្ឃ​ការី : ព្រះ​ធម្ម​រក្សា ។ ធម្ម​រតនៈ ឬ ធម្ម​រ័តន៍ (ធ័ម-មៈ-រៈតៈន៉ៈ ឬ--រ័ត) ន. (បា. ធម្ម​រតន, សំ. ធម៌​រត្ន) កែវ​គឺ​ព្រះ​ធម៌ ឬ​ព្រះ​ធម៌​ដែល​ទុក​ជា​កែវ​ដ៏​វិសេស ។ ធម៌​រត្ន ឬ ធម៌​រ័ត្ន <text:s/>(ធ័រ​រ័ត) ន. (ដូច​គ្នា​នឹង ធម្ម​រតនៈ ឬ ធម្ម​រ័តន៍) ។ ធម្ម​រាជ (ធ័ម-មៈ-រាច) ន. (បា.) លោក​ដែល​ជា​ស្ដេច​ព្រោះ​ត្រាស់​ដឹង​ធម៌ (ព្រះ​សព្វញ្ញុ​ពុទ្ធ) : ព្រះ​សម្ពុទ្ធ​ជា​ធម្ម​រាជ ។ ធម្ម​លាភ <text:s/>(ធ័ម-មៈ-លាប) ន. (បា. <text:span text:style-name="T1">ធម្ម + លាភ) លាភ​ដែល​កើត​ដោយ​ធម៌, ការ​បាន​អ្វី​ៗ ដោយ​នូវ​ធម៌ : ទ្រព្យ​នេះ​ជា​ធម្ម​លាភ​របស់​ខ្ញុំ ។ ធម្ម​លិខិត <text:s/>(ធ័ម-មៈ--) ន. (បា. ធម្ម + លិខិត) អ្នក​សរសេរ, កត់ត្រា, ចម្លង​ធម៌ ។ ពាក្យ​នេះ​ខ្មែរ​យើង​ប្រើ​ជា​សមណ​ស័ក្តិ​ខាង​បព្វជិត​ទី​រាជា​គណៈ​ជាន់​ខ្ពស់ : ព្រះ​ធម្ម​លិខិត; ចួន​កាល​ព្រះ​ករុណា​ជា​ម្ចាស់​ជីវិត​ទ្រង់​ប្រោស​ព្រះ​រាជ​ទាន​តាំង​ដល់​ទី​សម្ដេច​​ក៏​មាន : សម្ដេច​ព្រះ​ធម្ម​លិខិត ។ ធម្ម​វិធី (ធ័ម-មៈ--) ន. (បា.) បែប​ផែន​នៃ​ធម៌, វិធី​ប្រតិបត្តិ​ធម៌ ។ ធម្ម​សង្គាយនា (ម. ព. ធម្មសង្គីតិ) ។ ធម្ម​សង្គាហកត្ថេរ (ធ័ម-មៈ-សង់គាហៈក័ត-ថេរ៉ៈ ឬ-ថែ) ន. (បា.) ពួក​ព្រះ​ថេរៈ​អ្នក​សង្គាយនា​ធម៌ គឺ​ពួក​ព្រះ​ថេរានុត្ថេរៈ ដែល​ប្រជុំ​គ្នា​ផ្ទៀង​ព្រះ​ត្រៃ​បិដក ដូច​កាល​ប្រជុំ​ធ្វើ​បឋម​សង្គាយនា​ជាដើម ។ ធម្ម​សង្គីតិ <text:s/>(ធ័ម-មៈ-សង់គីតិ) ន. (បា.) ការ​ប្រជុំ​ផ្ទៀង​ធម៌​គឺ​ការ​ផ្ទៀង​ផ្ទាត់​រួបរួម​ធម្ម​វិន័យ​ឲ្យ​មាន​របៀប​ត្រឹមត្រូវ​តាម​បែប​ដើម (ហៅ​ថា ធម្ម​សង្គាយនា ក៏​បាន) ។ ធម្ម​សង្គីតិកាចារ្យ (ធ័ម-មៈ-សង់គីតិកាចា) ន. (បា. សំ.; បា. ធម្ម​សង្គីតិកាចរិយ) ពួក​លោក​អាចារ្យ​អ្នក​ផ្ទៀង​ផ្ទាត់​រួបរួម​ធម៌ (ពាក្យ​នេះ​ជា​វេវចនៈ​នៃ ធម្ម​សង្គាហកត្ថេរ) ។ ធម្ម​សភា (ធ័ម-មៈ-សៈភា) ន. (បា.; សំ. ធម៌​សភា) សាលា​សម្រាប់​ប្រជុំ​ប្រឹក្សា​អំពី​ធម៌ ។ សាលា​យុត្តិ​ធម៌; សាលា​ជំនុំ​ក្ដី ។ ធម្មស្សវន​កាល <text:s/>(ធ័ម-ម័ស-សៈវ៉ៈន៉ៈ--) ន. (បា.; សំ. ធម៌​ស្រវណ​កាល) កាល, ពេល​ដែល​សាធុជន​គួរ​ស្ដាប់​ធម៌ (ថ្ងៃ​សីល​ឬ​ក្រៅ​ពី​ថ្ងៃ​សីល​ក៏​ដោយ ដែល​មាន​ពេល​ឱកាស​គួរ​សាធុ​ជន​ស្ដាប់​ធម៌ ហៅ​ថា ធម្មស្សវន​កាល) ។ ធម្ម​សាកច្ឆា <text:s/>(ធ័ម-មៈ-សាក័ច-ឆា) ន. (បា.) ការ​សន្ទនា​អំពី​ធម៌, ការ​ប្រឹក្សា, សាក​សួរ​អំពី​ធម៌ : ធ្វើ​ធម្ម​សាកច្ឆា, ស្ដាប់​ធម្ម​សាកច្ឆា ។ ធម្ម​សាត្រ (ធ័ម-មៈ-សាត) ន. (ម. ព. ធម្ម​សាស្ត្រ) ។ ធម្ម​សាមី (ធ័ម-មៈ-សាម៉ី) ន. (បា. ធម្មស្សាមី; សំ. ធម៌​ស្វាមិន៑) ម្ចាស់​លើ​គេ​ព្រោះ​បាន​ត្រាស់​ដឹង​ធម៌ (ព្រះ​សព្វញ្ញុ​ពុទ្ធ) : ព្រះ​ធម្ម​សាមី; ព្រះ​សម្មាសម្ពុទ្ធ​ទ្រង់​ជា​ធម្ម​សាមី ។ ធម្ម​សារ <text:s/>(ធ័ម-មៈ--) ន. (បា.) ខ្លឹម​ធម៌, ធម៌​មាន​ខ្លឹម គឺ​ធម៌​ដែល​នាំ​អ្នក​ប្រព្រឹត្ត​ឲ្យ​រួច​ចាក​ទុក្ខ ។ ធម្ម​សាលា <text:s/>(ធ័ម-មៈ-សាល៉ា) ន. (បា.; សំ. ធម៌​សាលា) សាលា​សម្រាប់​សាធុ​ជន​ប្រជុំ​ស្ដាប់​ធម៌, ប្រឹក្សា​អំពី​ធម៌ : សាលា​សម្រាប់​ប្រជុំ​រៀន​ធម៌ (រោង​រៀន​ធម៌) ។ ធម្ម​សាសន៍ (ធ័ម-មៈ-សាស) ន. (បា.) ពាក្យ​ប្រដៅ​ប្រកប​ដោយ​ធម៌, ពាក្យ​បណ្ដាំ​ឬ​ឱវាទ​ដែល​ទាក់ទង​ដោយ​ច្បាប់ ។ ធម្ម​សាស្ត្រ (ធ័ម-មៈ-សាស) ន. (បា. សំ.; សំ. ធម្ម​សាស្ត្រ; បា. ធម្ម​សត្ថ) ឈ្មោះ​គម្ពីរ​សំដែង​អំពី​យុតិ្ត​ធម៌ (ខាង​តុលាការ) : ច្បាប់​ធម្ម​សាស្ត្រ ។ <text:s/>ឈ្មោះ​ក្រម​ច្បាប់​យុត្តិ​ធម៌ (ខាង​តុលាការ) : ច្បាប់​ធម្ម​សាស្ត្រ <text:s/>(ហៅ​ក្លាយ​ជា ធម្ម​សាត្រ ក៏​មាន, គួរ​ប្រើ <text:s/>ធម្ម​សាស្ត្រ ឬ ធម៌​សាស្ត្រ <text:s/>វិញ ត្រឹមត្រង់​តាម​ប្រភេទ​នៃ​ពាក្យ) ។ ធម្ម​សេនាបតី <text:s/>(ធ័ម-មៈ-សេន៉ាប៉ៈដី) ន. (បា. ធម្ម​សេនាបតិ) នាម​វិសេស​របស់​ព្រះ​សារីបុត្តត្ថេរ​ជា​អគ្គ​សាវ័ក (សាវ័ក​ខាង​ស្ដាំ) នៃ​ព្រះ​សក្យមុនី​សម្ពុទ្ធ; <text:s/>មាន​ន័យ​មួយ​ផ្សេង​ថា ព្រះ​ខីណាស្រព​ទាំងអស់​ក៏​សុទ្ធ​តែ​មាន​នាម​វិសេស​ថា ធម្ម​សេនាបតី <text:s/>បាន​ដែរ <text:s/>ព្រោះ​លោក​ច្បាំង​ឈ្នះ​សេនា​គឺ​អកុសល​ធម៌ ដោយ​កម្លាំង​រេហ៍​ពល​គឺ​កុសល​ធម៌​ដូច​ៗគ្នា​ទាំងអស់; ប៉ុន្តែ​ពាក្យ​នេះ ដែល​ប្រើ​ប្រាកដ ចំពោះ​តែ​ជា​នាម​វិសេស​របស់​ព្រះ​សារីបុត្តត្ថេរ​ប៉ុណ្ណោះ : ព្រះ​សារីបុត្ត​ជា​ធម្ម​សេនាបតី, ព្រះ​ធម្ម​សេនាបតី ។ ធម្ម​សំវេគ (ធ័ម មៈ-សង្វេក ឬ ធ័ម-មៈ-សង្វែក) ន. (បា.) សេចក្ដី​សំវេគ​ចំពោះ​ធម៌​មាន​ទុក្ខំ អនិច្ចំ អនត្តា ជាដើម (ម. ព. សំវេគ ផង) ។ ធម្មាចារ្យ <text:s/>(ធ័ម-មាចា) ន. (សំ. ធម៌ាចាយ៌; បា. ធម្មាចរិយ) អាចារ្យ​អ្នក​បង្រៀន​ធម៌, គ្រូ​ព្រះ​ធម៌ : លោក​ជា​ធម្មាចារ្យ​របស់​ខ្ញុំ ។ ធម្មាធិករណ៍ <text:s/>(ធ័ម-មា-ធិ-ក) ន. (បា. ធម្មាធិករណ; សំ. ធម៌ាធិករណ) អធិករណ៍​អំពី​ធម៌; សាលា​យុតិ្តធម៌, សាលា​ជំនុំ​ក្ដី ។ ធម្មាធិការ (ធ័ម-មា--) ន. (បា.; សំ ធម៌ាធិការ) ដូច​គ្នា​នឹង ធម្មាធិករណ៍ ដែរ ។ ធម្មាធិការ​នាយក <text:s/>(ធ័ម-មាធិការ៉ៈនាយក់) ន. (បា.; សំ. ធម៌ាធិ--) នាយក (អធិបតី​ឬ​ចាងហ្វាង) សាលា​ជំនុំ​ក្ដី ។ ធម្មាធិការី (ធ័ម-មាធិការ៉ី) ន. (បា.; សំ. ធម៌ាធិការិន៑) អ្នក​ពិភាក្សា​ក្ដី, អ្នក​ជំនុំ​ក្ដី (ចៅក្រម) ។ ធម្មាធិដ្ឋាន <text:s/>(--ធិតឋាន) ន. (បា.) ការ​ផ្គង​តាំង​ចិត្ត​ចំពោះ​ធម៌; ការ​លើក​យក​ធម៌​ឬ​យក​ច្បាប់​មក​ជា​ទី​តាំង, ពាក្យ​ឬ​ប្រយោគ​ដែល​និយាយ​សំដៅ​ចំពោះ​អំពើ​ឬ​ចំពោះ​ធម៌​ត្រង់​ៗ​តែ​ម្យ៉ាង មិន​បាន​និយាយ​ដល់​រូប​បុគ្គល​អ្នក​ធ្វើ​អ្នក​ប្រព្រឹត្ត ដូច​ជា​ប្រយោគ​ថា : បាប​រមែង​ឲ្យ​ផល​អាក្រក់, បុណ្យ​រមែង​ឲ្យ​ផល​ល្អ យ៉ាង​នេះ​ជាដើម ហៅ​ថា​ពាក្យ​ជា ធម្មាធិដ្ឋាន ។ ព. ផ្ទ. បុគ្គលាធិដ្ឋាន (ម. ព. នោះ​ផង) ។ ធម្មាធិបតេយ្យ <text:s/>(ធ័ម-មាធិប៉ៈតៃ) ន. ឬ គុ. (បា.) អ្នក​ដែល​មាន​ធម៌​ជា​អធិបតី គឺ​អ្នក​ដែល​ធ្វើ​អ្វី​ៗ អាង​ដល់​ធម៌ និង​ច្បាប់​ជា​ធំ; ដំណើរ​ដែល​អាង​ដល់​ធម៌​និង​ច្បាប់​ជា​ធំ ។ ធម្មាធិប្បាយ <text:s/>(ធ័ម-មាធិប-បាយ) ន. (បា.) សេចក្ដី​អធិប្បាយ​ធម៌, ដំណើរ​ពន្យល់​ធម៌ ។ ធម្មានុរូប <text:s/>គុ. (បា. ធម្ម + អនុរូប) ដែល​សម​គួរ, ដែល​មាន​ទំនង​ដ៏​សម​គួរ​តាម​ធម៌, ដែល​ស្រប​ទៅ​តាម​ធម៌, ដែល​សមរម្យ​ត្រឹមត្រូវ​តាម​ច្បាប់ ។ ធម្មារម្មណ៍ (--រ៉ម់) ន. (បា.) អារម្មណ៍​របស់​ចិត្ត; អារម្មណ៍​គឺ​ធម៌ ឬ ធម៌​ជា​អារម្មណ៍ ។ ក្នុង​អភិធម្មត្ថ​សង្គហៈ​ថា ធម៌ ៦ យ៉ាង​គឺ បសាទរូប ១ សុខុមរូប ១ ចិត្ត ១ ចេតសិក ១ រូប ១ និព្វាន ១ ហៅ​ថា ធម្មារម្មណ៍ ។ ធម្មាសនៈ ឬ ធម្មាសន៍ (ធ័មៈមាសៈន៉ៈ ឬ​ធ័ម-មាស) ន. (បា. ធម្មាសន) អាសនៈ​សម្រាប់​អង្គុយ​សំដែង​ធម៌ ឬ​សម្រាប់​អង្គុយ​សូត្រ​ធម៌, គ្រែ​សម្រាប់​អង្គុយ​សម្ដែង​ធម៌ : អង្គុយ​លើ​ធម្មាសនៈ; គ្រែ​ធម្មាសន៍ ។ ធម្មិក (ធ័ម-មិក) គុ. (បា.; សំ. ធរ្មិក) ដែល​ប្រកប​ដោយ​ធម៌ : ព្រះ​បាទ​ធម្មិក, មនុស្ស​ធម្មិក, ទ្រព្យ​ធម្មិក, ភោជន​ធម្មិក ។ល។ ធម្មិក​រាជ (ធ័ម-មិកៈរាច) ន. (បា.; សំ. ធរ្មិក​រាជ) ស្ដេច​ប្រកប​ដោយ​ធម៌, ស្ដេច​ទ្រង់​ទសពិធ​ធម៌ : ព្រះ​មហា​ក្សត្រ​អង្គ​នុះ ទ្រង់​ជា​ធម្មិក​រាជ ។ ធម្មុទ្ទេស <text:s/>(ធ័ម-មុត-ទេស) ន. (បា.) ការ​លើក​យក​ចំនួន​មាតិកា​ធម៌​នីមួយ​ៗ​មក​សម្ដែង​ប្រាប់​ឲ្យ​ដឹង​ថា ប៉ុណ្ណេះ​ប៉ុណ្ណោះ : ធម្ម​កថិក​មុន​នឹង​អធិប្បាយ​ពន្យល់​ធម៌​ណា​មួយ គប្បី​សំដែង​នូវ​ធម្មុទ្ទេស​សិន ។ មួយទៀត​ថា ការ​លើក​យក​ធម៌ ៤​យ៉ាង មក​ពិចារណា​ឬ​យក​មក​សម្ដែង​តាម​ការណ៍​ពិត ហៅ​ថា ធម្មុទ្ទេស, ធម៌ ៤ នោះ​គឺ ១-សត្វ​លោក សុទ្ធ​តែ​ឥត​ទៀងទាត់​ឋិតថេរ​ចិរកាល​ទេ តែងតែ​លុះ​ក្នុង​អំណាច​នៃ​រាជ-ព្យាធិ-មរណៈ គេច​មិន​ផុត​ឡើយ; ២-សត្វ​លោក​ឥត​មាន​កន្លែង​ជ្រក​ពួន​ឲ្យ​រួច​អំពី​ការ​ភិតភ័យ​ទេ; ៣-សត្វ​លោក​ឥត​មាន​ទ្រព្យ​សម្បត្តិ​ក្រៅ​ពី​កុសល​កម្ម​ដែល​ខ្លួន​បាន​កសាង​សន្សំ​ទេ រមែង​តែ​លះ​សរពើ​ទាំង​អស់ ហើយ​ចេញ​ចាក​លោក​នេះ​ទៅ​ៗ; <text:s/>៤-សត្វ​លោក​ជា​ទាសៈ​នៃ​តណ្ហា តែងតែ​មាន​ការ​ខ្វះ​កន្លះ​ជានិច្ច​មិន​ដែល​ពេញ​ចំណង់​ខ្លួន​ទេ ។ល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1">ធម្មកថា </text:p>
            <text:p text:style-name="P11">ធម្មកម្ម</text:p>
            <text:p text:style-name="P11">ធម្មកាយ</text:p>
            <text:p text:style-name="P11">ធម្មការ</text:p>
            <text:p text:style-name="P11">ធម្មក្ខន្ធ</text:p>
            <text:p text:style-name="P11">ធម្មគុណ</text:p>
            <text:p text:style-name="P11">ធម្មគោរព</text:p>
            <text:p text:style-name="P11">ធម្មចក្ក</text:p>
            <text:p text:style-name="P11">ធម្មចក្កប្បវត្តន-សូត្រ</text:p>
            <text:p text:style-name="P11">ធម្មចក្ខុ</text:p>
            <text:p text:style-name="P11">ធម្មចេតិយ​</text:p>
            <text:p text:style-name="P11">ធម្មតា</text:p>
            <text:p text:style-name="P11">ធម្មទាន</text:p>
            <text:p text:style-name="P11">ធម្មទូត</text:p>
            <text:p text:style-name="P11">ធម្មទេសនា</text:p>
            <text:p text:style-name="P11">ធម្មធាតុ</text:p>
            <text:p text:style-name="P11">ធម្មនិទ្ទេស</text:p>
            <text:p text:style-name="P11">ធម្មនិយម</text:p>
            <text:p text:style-name="P11">ធម្មនីតិ</text:p>
            <text:p text:style-name="P11">ធម្មនុញ្ញ</text:p>
            <text:p text:style-name="P11">ធម្មន្តេវាសិក</text:p>
            <text:p text:style-name="P11">ធម្មប្បដិបត្តិ</text:p>
            <text:p text:style-name="P11">ធម្មប្បដិរូប</text:p>
            <text:p text:style-name="P11">ធម្មប្បដិសម្ភិទា</text:p>
            <text:p text:style-name="P11">ធម្មបថ</text:p>
            <text:p text:style-name="P11">ធម្មបទ</text:p>
            <text:p text:style-name="P11">ធម្មបទដ្ឋកថា</text:p>
            <text:p text:style-name="P11">ធម្មបាមោជ្ជ</text:p>
            <text:p text:style-name="P11">ធម្មបាល</text:p>
            <text:p text:style-name="P11">ធម្មបីតិ</text:p>
            <text:p text:style-name="P11">ធម្មបូជា</text:p>
            <text:p text:style-name="P11">ធម្មមន្ទីរ</text:p>
            <text:p text:style-name="P11">ធម្មមាមកៈ</text:p>
            <text:p text:style-name="P11">ធម្មមូល</text:p>
            <text:p text:style-name="P11">ធម្មមោទនា</text:p>
            <text:p text:style-name="P11">ធម្មយុត្ត</text:p>
            <text:p text:style-name="P11">ធម្មយុត្តិក-</text:p>
            <text:p text:style-name="P11">និកាយ</text:p>
            <text:p text:style-name="P11">ធម្មរក្ខិត</text:p>
            <text:p text:style-name="P11">ធម្មរក្ខិតា</text:p>
            <text:p text:style-name="P11">ធម្មរក្សា</text:p>
            <text:p text:style-name="P11">ធម្មរតនៈ</text:p>
            <text:p text:style-name="P11">ធម៌រត្ន</text:p>
            <text:p text:style-name="P11">ធម្មរាជ</text:p>
            <text:p text:style-name="P11">ធម្មលាភ</text:p>
            <text:p text:style-name="P11">ធម្មលិខិត</text:p>
            <text:p text:style-name="P11">ធម្មវិធី</text:p>
            <text:p text:style-name="P11">ធម្មសង្គាយនា</text:p>
            <text:p text:style-name="P11">ធម្មសង្គាហក-ត្ថេរ</text:p>
            <text:p text:style-name="P11">ធម្មសង្គីតិ</text:p>
            <text:p text:style-name="P11">ធម្មសង្គីតិ-</text:p>
            <text:p text:style-name="P11">កាចារ្យ​</text:p>
            <text:p text:style-name="P11">ធម្មសភា</text:p>
            <text:p text:style-name="P11">ធម្មស្សវនកាល</text:p>
            <text:p text:style-name="P11">ធម្មសាកច្ឆា</text:p>
            <text:p text:style-name="P11">ធម្មសាត្រ</text:p>
            <text:p text:style-name="P11">ធម្មសាមី</text:p>
            <text:p text:style-name="P11">ធម្មសារ</text:p>
            <text:p text:style-name="P11">ធម្មសាលា</text:p>
            <text:p text:style-name="P11">ធម្មសាសន៍</text:p>
            <text:p text:style-name="P11">ធម្មសាស្រ្ត</text:p>
            <text:p text:style-name="P11">ធម្មសេនាបតី</text:p>
            <text:p text:style-name="P11">ធម្មសំវេគ</text:p>
            <text:p text:style-name="P11">ធម្មាចារ្យ</text:p>
            <text:p text:style-name="P11">ធម្មាធិករណ៍</text:p>
            <text:p text:style-name="P11">ធម្មាធិការ</text:p>
            <text:p text:style-name="P11">ធម្មាធិការី</text:p>
            <text:p text:style-name="P11">ធម្មាធិដ្ឋាន</text:p>
            <text:p text:style-name="P11">ធម្មាធិបតេយ្យ</text:p>
            <text:p text:style-name="P11">ធម្មាធិប្បាយ</text:p>
            <text:p text:style-name="P11">ធម្មានុរូប</text:p>
            <text:p text:style-name="P11">ធម្មារម្មណ៍</text:p>
            <text:p text:style-name="P11">ធម្មាសនៈ</text:p>
            <text:p text:style-name="P11">ធម្មិក</text:p>
            <text:p text:style-name="P11">ធម្មិករាជ</text:p>
            <text:p text:style-name="P11">ធម្មុទ្ទេស</text:p>
          </table:table-cell>
        </table:table-row>
        <table:table-row>
          <table:table-cell table:style-name="តារាង1.A2" office:value-type="string">
            <text:p text:style-name="P4">៥៥៨៥</text:p>
          </table:table-cell>
          <table:table-cell table:style-name="តារាង1.A2" office:value-type="string">
            <text:p text:style-name="P5">ធម្ម --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ើល​ក្នុង​ពាក្យ ធម្ម) ។</text:p>
          </table:table-cell>
          <table:table-cell table:style-name="តារាង1.D2" office:value-type="string">
            <text:p text:style-name="P9"><text:span text:style-name="T3">ធម្មា --</text:span>, ធម្មិ --</text:p>
            <text:p text:style-name="P9"><text:s/>ធម្មុ 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៨៦</text:p>
          </table:table-cell>
          <table:table-cell table:style-name="តារាង1.A2" office:value-type="string">
            <text:p text:style-name="P5">ធម្មកថិ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័ម-មៈកៈ ថិក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ម៌កថិក) អ្នក​សំដែង​ធម៌ ។ ខ្មែរ​ប្រើ​ពាក្យ​នេះ​ជា​ងារ​នៃ​ភិក្ខុ​អ្នក​ចេះ​សំដែង​ធម៌ ថ្នាក់​ជា​ឋានានុក្រម ជា​សហការី​នៃ​ព្រះ​រាជា​គណៈ​ជា​ចៅ​អធិការ​វត្ត​ធំ​ៗ ក្នុង​ព្រះ​រាជ​ធានី ឬ​ជា​សហការី​នៃ​មេ​គណ កាល​បើ​ត្រូវ​ការ​ឲ្យ​មាន : ព្រះ​ធម្ម​កថិក សហការី​នៃ...(ម. ព. ធម្ម​ធរ និង វិន័យ​ធរ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៨៧</text:p>
          </table:table-cell>
          <table:table-cell table:style-name="តារាង1.A2" office:value-type="string">
            <text:p text:style-name="P5">ធម្មធ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័ម-មៈ-ធ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2">(ធម៌ធរ) អ្នក​ទ្រទ្រង់​ធម៌, អ្នក​កាន់​ធម៌, អ្នក​ប្រតិបត្តិ​ត្រឹមត្រង់​តាម​គន្លង​ធម៌ ។ ឋានន្តរ គឺ​ងារ​នៃ​ភិក្ខុ​ក្នុង​ព្រះ​ពុទ្ធ​សាសនា ចំពោះ​ភិក្ខុ​អ្នក​ចេះ​ចាំ​ធម៌​ពុំ​សូវ​ទើស​ទាល់ ។ ខ្មែរ​យក​ពាក្យ​នេះ​មក​ប្រើ​ជា​ងារ​នៃ​ភិក្ខុ​ក្នុង​ថ្នាក់​ជា​ឋានានុក្រម​ថា ព្រះ​ធម្មធរ ជា​គូ គ្នា​នឹង ព្រះ​វិន័យ​ធរ ជា​សហការី​របស់​ព្រះ​រាជា​គណៈ ជា​ចៅអធិការ​វត្ត​ធំ​ៗ ក្នុង​ព្រះ​រាជ​ធានី; ក្នុង​សម័យ​បច្ចុប្បន្ន មេ​គណ​និង​អនុ​គណ​គ្រប់​ខែត្រ-ស្រុក​ក៏​មាន ព្រះ​ធម្ម​ធរ <text:s/>ជា​សហការី​ដែរ ហៅ​ថា ព្រះ​ធម្ម​ធរ ជា​សហការី​នៃ​មេ​គណ​ឬ​នៃ​អនុ​គណ; ដោយ​ការ​ផ្គូ​ងារ​ថា ព្រះ​វិន័យ​ធរ ខាង​វិន័យ, ព្រះ​ធម្ម​ធរ ខាង​ធម៌ (ម. ព. ធម្ម​កថិក <text:s/>និង វិន័យ​ធរ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4">៥៥៨៨</text:p>
          </table:table-cell>
          <table:table-cell table:style-name="តារាង1.A2" office:value-type="string">
            <text:p text:style-name="P5">ធរណិន្ទ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រៈនិន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2">(ធរណេន្ទ្រ) អ្នក​ដែល​ជា​ធំ​លើ​ផែន​ដី (ក្សត្រ​ទ្រង់​រាជ) ។ (ច្រើន​តែ​ប្រើ​ក្នុង​កាព្យ) : ព្រះ​បាទ​ធរណិន្ទ មាន​ហឫទ័យ​ជិន-ណាយ​ក្នុង​កិច្ចការ​ទ្រង់​ត្រាស់​ឲ្យ​ហៅ ព្រាហ្មណ៍​ព្រឹទ្ធាចារ្យ និង​រាជ​បរិវារ​ មក​គាល់​ព្រះ​អង្គ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2"/>
          </table:table-cell>
        </table:table-row>
        <table:table-row>
          <table:table-cell table:style-name="តារាង1.A2" office:value-type="string">
            <text:p text:style-name="P4">៥៥៨៩</text:p>
          </table:table-cell>
          <table:table-cell table:style-name="តារាង1.A2" office:value-type="string">
            <text:p text:style-name="P5">ធរណី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>ធរៈណី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ផែន​ដី, : រក​ស៊ី​កកាយ​ធរណី, ព្រះ​ធរណី ។ នាង​ធរណី <text:s/>គឺ​នាង​គង្ហីង​ព្រះ​ធរណ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នាង​ធរណី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ង្គោល​មួយ​គូ​ដែល​ដាប់​ជាប់​ជា​ប្រហោង​វែង​ដាំ​បញ្ឈរ​ទន្ទឹម​គ្នា​សម្រាប់​វាយ​ស្នៀត គាប​ស្លឹក​រឹត​ឲ្យ​ស្លាប់​សាច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០</text:p>
          </table:table-cell>
          <table:table-cell table:style-name="តារាង1.A2" office:value-type="string">
            <text:p text:style-name="P5">ធរណី​ដង​គោ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រៈនី--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ង្គោល​មួយ​គូ​មាន​រន្ធ​មូល​ពីរ​ឬ​បី​ម្ខាង​ដែល​ដាំ​បញ្ឈរ​ទន្ទឹម​គ្នា​ សម្រាប់​ស៊ក​ស្នូល​កោះ​ភ្ជាប់​ដង​គោម​ឲ្យ​មា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១</text:p>
          </table:table-cell>
          <table:table-cell table:style-name="តារាង1.A2" office:value-type="string">
            <text:p text:style-name="P5">ធរណី​ដង​ទង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រៈនី--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ង្គោល​មួយគូ​មាន​សណ្ឋាន​ដូច​គ្នា​នឹង​ធរណី​ដង​គោម​ដែរ​ សម្រាប់​កោះ​ភ្ជាប់​ដង​ទង់​ឲ្យ​មា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២</text:p>
          </table:table-cell>
          <table:table-cell table:style-name="តារាង1.A2" office:value-type="string">
            <text:p text:style-name="P5">ធរណី​ទ្វា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រៈនី--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មេ​ទទឹង​ទ្វារ​ដែល​ដាក់​ផ្ទាល់​នឹង​ផែន​ដី​ឬ​នឹង​ផ្ទៃ​ខាង​ក្រោ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៣</text:p>
          </table:table-cell>
          <table:table-cell table:style-name="តារាង1.A2" office:value-type="string">
            <text:p text:style-name="P5">ធរណី​សង្ឃ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រៈនីសង់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0">ទី​ដី​របស់​សង្ឃ គឺ​ទី​ដី​ដែល​ទាយក​ឬ​ទាយិកា​គេ​បរិច្ចាគ​ដាក់​ជា​ទី​ដី​សម្រាប់​វត្ត ទោះ​ដី​នោះ​ជា​ស្រែ​ឬ​ជា​ចម្ការ​ក្ដី ទី​ដី​នេះ​រាប់​បញ្ចូល​ជា​គរុភណ្ឌ​របស់​វត្ត... (ព. វិ. ព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៤</text:p>
          </table:table-cell>
          <table:table-cell table:style-name="តារាង1.A2" office:value-type="string">
            <text:p text:style-name="P5">ធរម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រៈមាន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រមាណ) ដែល​កំពុង​ទ្រទ្រង់​នៅ, ដែល​មាន​ជីវិត​រស់​នៅ : កាល​ព្រះ​សម្មាសម្ពុទ្ធ​ទ្រង់​ធរមាន​នៅ​ឡើយ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៥</text:p>
          </table:table-cell>
          <table:table-cell table:style-name="តារាង1.A2" office:value-type="string">
            <text:p text:style-name="P5">ធរមានប្បញ្ញត្តិ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ៈរៈមាន័ប-ប័ញ-ញ៉ាត់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រមាន + បញ្ញត្តិ) បញ្ញត្តិ​ដែល​កំពុង​មាន​នៅ, ច្បាប់​ដែល​គេ​កំពុង​ប្រតិបត្តិ​តាម, បទ​បញ្ញត្តិ​ដែល​រាជការ​ដាក់​ឲ្យ​ប្រតិបត្តិ​តាម​ពុំ​ទាន់​លើក​លែង​ចោល : គប្បី​ប្រតិបត្តិ​តាម​ធរមានប្បញ្ញត្តិ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៦</text:p>
          </table:table-cell>
          <table:table-cell table:style-name="តារាង1.A2" office:value-type="string">
            <text:p text:style-name="P5">ធម៌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័រ</text:p>
          </table:table-cell>
          <table:table-cell table:style-name="តារាង1.D2" office:value-type="string">
            <text:p text:style-name="P6">បា.; សំ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ម្ម) សភាវៈ​ដែល​ទ្រទ្រង់​សត្វ​លោក គឺ បុណ្យ, បាប, សុចរិត, ទុច្ចរិត ។ ល។ (ម. ព. ធម្ម ផង) ។ ពាក្យ​នេះ ខ្មែរ​យើង​ធ្លាប់​ប្រើ​ជា​ធម្មតា​មក គឺ​សំដៅ​យក​ពាក្យ​ឱវាទ​របស់​ព្រះ​ពុទ្ធ និង​អត្ថបទ​ទួទៅ​ដែល​ទាក់ទង​ដោយ​ពុទ្ធ​សាសនា : រៀន​ធម៌, សូត្រ​ធម៌, ចេះ​ធម៌, ចាំ​ធម៌, ស្ដាប់​ធម៌, ធម៌​អាថ៌ <text:s/>អត្ថបទ​របស់​ធម៌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ធម៌​អាថ៌</text:p>
          </table:table-cell>
        </table:table-row>
        <table:table-row>
          <table:table-cell table:style-name="តារាង1.A2" office:value-type="string">
            <text:p text:style-name="P4">៥៥៩៧</text:p>
          </table:table-cell>
          <table:table-cell table:style-name="តារាង1.A2" office:value-type="string">
            <text:p text:style-name="P5">ធា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ធក; ធក្ក “បៀតបៀន; កម្ចាត់; ទម្លាយ”) លាត​ជើង​រលាស់​តម្រង់​អ្វី​ៗ ឲ្យ​ត្រូវ​នឹង​បាត​ជើង : ធាក់​មួយ​ជើង ។</text:p>
          </table:table-cell>
          <table:table-cell table:style-name="តារាង1.D2" office:value-type="string">
            <text:p text:style-name="P8">ធ័ក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៨</text:p>
          </table:table-cell>
          <table:table-cell table:style-name="តារាង1.A2" office:value-type="string">
            <text:p text:style-name="P5">ធា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មែក​ឈើ​នីមួយ​ៗ​ដែល​ឥត​ខ្នែង​ឥត​ប្រគាប : ធាង​ដូង, ធាង​ត្នោត, ធាង​ច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៥៩៩</text:p>
          </table:table-cell>
          <table:table-cell table:style-name="តារាង1.A2" office:value-type="string">
            <text:p text:style-name="P5">ធាត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ទីទៃ​ពី​ស្គម គឺ​មាន​សាច់​ច្រើន : មនុស្ស​ធាត់, ក្របី​ធ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០</text:p>
          </table:table-cell>
          <table:table-cell table:style-name="តារាង1.A2" office:value-type="string">
            <text:p text:style-name="P5">ធាតុ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ាត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1">(“សភាវៈ ឬ​ធម្មជាតិ​ទ្រទ្រង់​ខ្លួន​ឯង,...”) ដី, ទឹក, ភ្លើង, ខ្យល់​អាកាស : ធាតុ​ដី, ធាតុ​ទឹក ។ល។ អាការៈ​ក្នុង​ខ្លួន ដូច​យ៉ាង សក់, ធ្មេញ, សាច់, ឈាម ជាដើម ក៏​ហៅ​ថា ធាតុ ។ មាស, ប្រាក់, ដែក, ។ល។ ក៏​ហៅ​ថា ធាតុ ។ ឆ្អឹង​របស់​បុគ្គល​ដែល​គេ​គួរ​គោរព ក៏​ហៅ​ថា ធាតុ ឬ ហៅ​ថា អដិ្ឋ​ធាតុ ។ មូល​ដើម​របស់​តន្តិ​ភាសា​មាន​ភាសា​សំស្ក្រឹត, បាលី​ជាដើម ក៏​ហៅ​ថា ធាតុ, ដូច​យ៉ាង ធរណី <text:span text:style-name="T4">“ផែន​ដី”</text:span> <text:s/>មក​ពី ធរ-ធាតុ “ទ្រទ្រង់”; កម្ម <text:s/>“អំពើ” មក​ពី ករ-ធាតុ <text:s/>“ធ្វើ” ។ល។ ប្រើ​រៀង​ភ្ជាប់​ពី​ខាង​ដើម​សព្ទ​ដទៃ អ. ថ. ធា-តុ ដូច​ជា ធាតុកថា (ធា-តុកៈថា) ន. (សំ. បា.) ឈ្មោះ​គម្ពីរ​ព្រះ​អភិធម្ម​ទី ៣ សម្ដែង​អំពី​ធាតុ​ផ្សេង​ៗ ។ ធាតុ​ចេតិយ (--ចេតិយ៉ៈ ឬ-ចែដី) ន. (បា.) ចេតិយ​ដែល​បញ្ចុះ​ធាតុ, តាម​សេចក្ដី​ក្នុង​គម្ពីរ​ព្រះ​ពុទ្ធ​សាសនា​សំដៅ​ចំពោះ​តែ​ចេតិយ​ដែល​បញ្ចុះ​ព្រះ​សារីរិក​ធាតុ​ព្រះ​សព្វញ្ញុពុទ្ធ ឬ​ដែល​បញ្ចុះ​ធាតុ​ព្រះ​អរហន្ត; មាន​ន័យ​ផ្សេង​ទៀត​ថា ទោះបី​ចេតិយ​ដែល​បញ្ចុះ​ព្រះ​ពុទ្ធ​រូប​បាក់​បែក​ក៏​ហៅ​ថា ធាតុ​ចេតិយ ដែរ (ម. ព. ចេតិយ ផង) ។ ធាតុ​និធាន <text:s/>ន. (បា.) ការ​តម្កល់, ការ​បញ្ចុះ​ធាតុ, បុណ្យ​បញ្ចុះ​ធាតុ ។ ធាតុប្បច្ចវេក្ខណៈ (ធាតុប-ប៉័ច-ចៈវ៉េក-ខៈណៈ) ន. (បា.--ណ) ការ​ពិចារណា​នូវ​បច្ច័យ​៤ មាន​ចីវរប្បច្ច័យ​ជាដើម ឲ្យ​ឃើញ​ថា​គ្រាន់​តែ​ជា​ធាតុ ៤ ប៉ុណ្ណោះ : ធាតុប្បច្ចវេក្ខណៈ ជា​ករណីយ​កិច្ច​របស់​បព្វជិត <text:s/>(ព. ពុ.) ។ ធាតុវិជ្ជា <text:s/>ឬ ធាតុវិទ្យា ន. (បា. ធាតុ + វិជ្ជា; សំ. ធាតុ + វិទ្យា) ចំណេះ​ខាង​ការ​ប្រកប​ឬ​ផ្សំ​ធាតុ​គ្រប់​យ៉ាង​ឲ្យ​កើត​បាន​ជា​អ្វី​មួយ​ឡើង ឬ​ឲ្យ​ប្រើ​ការ​ប្លែក​ៗ បាន ។ ធាតុវិភាគ (--វិភាក) ន. (សំ. បា.) ការ​ញែក​ឬ​រំលែក​ធាតុ ។ ធាតុ​អន្តរធាន (--អន់-តៈរ៉ៈធាន ឬ-អន់-ដ--) ន. (បា.) ការ​សាប​សូន្យ​ឬ​បាត់​បង់​នៃ​ព្រះ​ធាតុ​របស់​ព្រះ​សម្មាសម្ពុទ្ធ ។ មាន​សេចក្ដី​តំណាល​ថា កាល​ណា​សាសនា​របស់​ព្រះ​ពុទ្ធ​រោយ​រៀវ​បាត់​សូន្យ​ទៅ ដោយ​ហេតុ​មនុស្ស​លោភលន់​អស់​សេចក្ដី​គោរព​ហើយ, កាល​នោះ​ព្រះ​សារីរិក​ធាតុ​របស់​ព្រះ​អង្គ ទោះបី​ប្រតិស្ឋាន​នៅ​ក្នុង​ទី​ណា​ក៏​ដោយ សុទ្ធសឹង​តែ​អណ្ដែត​ត្រសែត​ឯង​ៗ​មក​ប្រជុំ​គ្នា​ទាំងអស់​នៅ​ត្រង់​ពោធិព្រឹក្ស គឺ​កន្លែង​ដែល​ព្រះ​អង្គ​ត្រាស់​ដឹង​ជា​ដំបូង <text:s/>ហើយ​តេជោ​ធាតុ​បណ្ដាល​ឡើង​ឯង​ឆេះ​ប្រល័យ​ព្រះ​សារីរិក​ធាតុ​ទាំងអស់​នោះ សុស​សោះ​សូន្យ​អស់​ទៅ ឥត​មាន​សេស​សល់​ឡើយ, ត្រង់​នេះ​ឯង​ហើយ​ហៅ​ថា ធាតុ​អន្តរធាន; ហៅ​ម្យ៉ាង​ទៀត​ថា ធាតុ​បរិនិព្វាន <text:s/>ក៏​បាន (តាម​មនោរថ​បូរណី​អដ្ឋកថ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1">ធាតុ​ចេតិយ</text:p>
            <text:p text:style-name="P11">ធាតុនិធាន </text:p>
            <text:p text:style-name="P11">ធាតុប្បច្ច-វេក្ខណៈ</text:p>
            <text:p text:style-name="P11">ធាតុវិជ្ជា</text:p>
            <text:p text:style-name="P11">ធាតុវិភាគ </text:p>
            <text:p text:style-name="P11"/>
          </table:table-cell>
        </table:table-row>
        <table:table-row>
          <table:table-cell table:style-name="តារាង1.A2" office:value-type="string">
            <text:p text:style-name="P4">៥៦០១</text:p>
          </table:table-cell>
          <table:table-cell table:style-name="តារាង1.A2" office:value-type="string">
            <text:p text:style-name="P5">ធាតុ --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ើល​ក្នុង​ពាក្យ ធាតុ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២</text:p>
          </table:table-cell>
          <table:table-cell table:style-name="តារាង1.A2" office:value-type="string">
            <text:p text:style-name="P5">ធាត្រ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;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ាត្រី ឬ ធាត្រេយី; ធាតី <text:s text:c="2"/>“ស្រី​អ្នក​ទ្រទ្រង់, អ្នក​ថែរក្សា​កូន​ក្មេង”) មេ​ដោះ, ស្រី​ជា​បង​រក្ស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៣</text:p>
          </table:table-cell>
          <table:table-cell table:style-name="តារាង1.A2" office:value-type="string">
            <text:p text:style-name="P5">ធ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ធន : ធនធាន (ម. ព. នោ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ធនធាន</text:p>
          </table:table-cell>
        </table:table-row>
        <table:table-row>
          <table:table-cell table:style-name="តារាង1.A2" office:value-type="string">
            <text:p text:style-name="P4">៥៦០៤</text:p>
          </table:table-cell>
          <table:table-cell table:style-name="តារាង1.A2" office:value-type="string">
            <text:p text:style-name="P5">ធាន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ានា <text:s/>“ដំណើរ​ទ្រទ្រង់...”) ដំណើរ​ទទួល​អះអាង, ទទួល​រ៉ាប់រង​លើ​ខ្លួន ។ ប្រើ​តាម​ទម្លាប់​ជា កិ. ឬ ន. ក៏​បាន : ដំណើរ​នុ៎ះ​កុំ​ឲ្យ​អ្នក​ព្រួយ ចាំ​ខ្ញុំ​ធានា​ជូន​អ្នក; បាន​ជា​ខ្ញុំ​ហ៊ាន​ឲ្យ​ព្រោះ​មាន​ធានា​ដោយ​មាំមួន; អ្នក​ណា​ជា​អ្នក​ធានា​ឲ្យ​គាត់ ?; មាន​សំបុត្រ​ធានា ឬ​ទេ ?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៥</text:p>
          </table:table-cell>
          <table:table-cell table:style-name="តារាង1.A2" office:value-type="string">
            <text:p text:style-name="P5">ធាន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នគរ, ក្រុង; ខេត្ត, ស្រុក; ច្រើន​ប្រើ​ជា រាជធានី ក្រុង​ដែល​មាន​ក្សត្រ​ទ្រង់​រាជ្យ​គង់​នៅ​ជា​ប្រធាន ។ បើ​ប្រទេស​ដែល​ឥត​ក្សត្រិយ៍​ទ្រង់​រាជ្យ ហៅ​ថា រដ្ឋធានី ។ ពាក្យ​នេះ​ជា​វេវចនៈ​នឹង​ពាក្យ ឋានីយ <text:s/>(ម. ព. នោះ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៦</text:p>
          </table:table-cell>
          <table:table-cell table:style-name="តារាង1.A2" office:value-type="string">
            <text:p text:style-name="P5">ធា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ារ <text:s/>“ទ, សំណុំ, ដំណើរ​ហូរ​ចុះ”) ពំនូក​ស្រូវ, អង្ករ​ឬ​គ្រាប់​អ្វី​ៗ ដែល​ចាក់​បង្ហូរ​គរ​ទុក : ធារ​ស្រូវ, ធារ​ទឹក; ចាក់​ធារ ។ ការ​ទ្រទ្រង់, ទប់ទល់, ធន់ទ្រាំ, ឋិត​នៅ : មើល​ទៅ​ប្រហែល​ជា​មិន​ធារ​ទេ​ដឹង <text:s/>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៧</text:p>
          </table:table-cell>
          <table:table-cell table:style-name="តារាង1.A2" office:value-type="string">
            <text:p text:style-name="P5">ធ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“ទ្រទ្រង់, កាន់​កាប់; ធ្វើ​ឲ្យ​សម្រេច...”) ប្រឡង, ប្រណាំង​គ្នា : ធី​ចំណេះ 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៨</text:p>
          </table:table-cell>
          <table:table-cell table:style-name="តារាង1.A2" office:value-type="string">
            <text:p text:style-name="P5">ធីត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ីដា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ីតុ &gt; ធីតា; ទុហិត្ឫ) កូន​ស្រី : ធីតា​ខ្ញុំ​មាន​ព្យាយាម​រៀន​ណា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០៩</text:p>
          </table:table-cell>
          <table:table-cell table:style-name="តារាង1.A2" office:value-type="string">
            <text:p text:style-name="P5">ធី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យ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ំបាត់​ចោល, លើក​ឬ​បដិសេធ​ចោល, លើក​ទុក​មួយ​អន្លើ : សន្លឹក​បៀ​នេះ​ធីប​ចោល​ទៅ​កុំ​ទុក​វា; រឿង​នេះ​ធីប​ទុក​មួយ​អន្លើ​សិន កុំ​អាល​លើក​យក​មក​និយាយ 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១០</text:p>
          </table:table-cell>
          <table:table-cell table:style-name="តារាង1.A2" office:value-type="string">
            <text:p text:style-name="P5">ធឹ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នឹង : នឹង​ធឹង <text:s/>គឺ​ដែល​មាន​ឫកពា​រម្យទម​មិន​ឆ្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នឹង​ធឹង</text:p>
          </table:table-cell>
        </table:table-row>
        <table:table-row>
          <table:table-cell table:style-name="តារាង1.A2" office:value-type="string">
            <text:p text:style-name="P4">៥៦១១</text:p>
          </table:table-cell>
          <table:table-cell table:style-name="តារាង1.A2" office:value-type="string">
            <text:p text:style-name="P5">ធឺ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យ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ែប, យ៉ាង, មុខ : មួយ​ធឺ, ពីរ​ធឺ; ធឺ​ល្អ, ធឺ​អាក្រក់, របស់​នេះ​មាន​ប៉ុន្មាន​ធឺ ?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១២</text:p>
          </table:table-cell>
          <table:table-cell table:style-name="តារាង1.A2" office:value-type="string">
            <text:p text:style-name="P5">ធុង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លូ​ឬ​គ្រុស​សម្រាប់​ដង​ទឹក, ដាក់​ទឹក, ដាក់​វត្ថុ​រាវ​ផ្សេង​ៗ ឬ​ដាក់​វត្ថុ​ដែល​ជា​ផ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ធុង</text:p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រនាត​មួយ​ប្រភេទ មាន​សូរ​ឮ​ធ្ងន់​រណ្ដំ : រនាត​ធុ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រនាត​ធុង</text:p>
          </table:table-cell>
        </table:table-row>
        <table:table-row>
          <table:table-cell table:style-name="តារាង1.A2" office:value-type="string">
            <text:p text:style-name="P4">៥៦១៣</text:p>
          </table:table-cell>
          <table:table-cell table:style-name="តារាង1.A2" office:value-type="string">
            <text:p text:style-name="P5">ធុ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ធុញ៑ ឬ ធូញ៑ <text:s/>“ញ័រ, ចំប្រប់; លះបង់...”) ទញ់ទាល់​ក្នុង​ចិត្ត, ទ្រាន់​ចិត្ត, ជិនឆ្អន់, នឿយណាយ​រសាយ​គំនិត : ខំ​ប្រឹង​រៀន​ទៅ​កុំ​ធុញ ។ ធុញថប់ <text:s/>ធុញ​ផង​ថប់​បារម្ភ​ផង ។ ធុញទ្រាន់ <text:s/>ធុញ​ផង​ទ្រាន់​ដៃ​ឬ​ទ្រាន់​ចិត្ត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ធុញថប់</text:p>
            <text:p text:style-name="P7">ធុញទ្រាន់ </text:p>
          </table:table-cell>
        </table:table-row>
        <table:table-row>
          <table:table-cell table:style-name="តារាង1.A2" office:value-type="string">
            <text:p text:style-name="P4">៥៦១៤</text:p>
          </table:table-cell>
          <table:table-cell table:style-name="តារាង1.A2" office:value-type="string">
            <text:p text:style-name="P5">ធុតង្គ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ុដុង ឬ ធូដុង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ង្គ​របស់​ធម៌​ជា​គ្រឿង​កម្ចាត់​នូវ​កិលេស ។ ពាក្យ​នេះ​ជា​ឈ្មោះ​វត្ត​ប្រតិបត្តិ​ដោយ​ឡែក សម្រាប់​បព្វជិត​ក្នុង​ព្រះ​ពុទ្ធ​សាសនា​កាន់​តាម​កម្លាំង​សទ្ធា ដើម្បី​ទម្រោម​ធម៌​ជា​គ្រឿង​សៅហ្មង​ចិត្ត​ឲ្យ​ថយ​ចុះ ។</text:p>
          </table:table-cell>
          <table:table-cell table:style-name="តារាង1.D2" office:value-type="string">
            <text:p text:style-name="P8">ធូតង្គ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១៥</text:p>
          </table:table-cell>
          <table:table-cell table:style-name="តារាង1.A2" office:value-type="string">
            <text:p text:style-name="P5">ធុ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រួត​អ្វី​ៗ​នីមួយ​ដែល​មាន​បែប​យ៉ាង​និង​កំណើត​ជាមួយ​គ្នា : ចាន​មួយ​ធុន, កែវ​មួយ​ធុ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១៦</text:p>
          </table:table-cell>
          <table:table-cell table:style-name="តារាង1.A2" office:value-type="string">
            <text:p text:style-name="P5">ធុរៈ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ុរ) រវល់, ដំណើរ​ជំពាក់​ដោយ​កិច្ច​នីមួយ : ខ្ញុំ​ទៅ​ពុំ​បាន​ដោយ​មាន​ធុរ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១៧</text:p>
          </table:table-cell>
          <table:table-cell table:style-name="តារាង1.A2" office:value-type="string">
            <text:p text:style-name="P5">ធុរ​និក្ខេ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ុរៈ-និក-ខេ បៈ ឬ--ខេប</text:p>
          </table:table-cell>
          <table:table-cell table:style-name="តារាង1.D2" office:value-type="string">
            <text:p text:style-name="P6">បា.; 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ុរ​និក្សេប) ការ​ដាក់​ធុរៈ, ការ​លែង​រវល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១៨</text:p>
          </table:table-cell>
          <table:table-cell table:style-name="តារាង1.A2" office:value-type="string">
            <text:p text:style-name="P5">ធូតង្គ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ធុតង្គ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១៩</text:p>
          </table:table-cell>
          <table:table-cell table:style-name="តារាង1.A2" office:value-type="string">
            <text:p text:style-name="P5">ធូ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្រឿង​ក្រអូប​ធ្វើ​ដោយ​លម្អិត​សំបក​ឈើ, ខ្លឹម​ឈើ​ឬ​ជ័រ​ឈើ​មាន​ក្លិន​ក្រអូប​ប្រហើរ, លញ់​សូន​ដោយ​បន្ទោះ​ជា​ស្នូល​ឬ​ឥត​ស្នូល​ក៏​មាន​ខ្លះ សម្រាប់​អុជ​បង្ហុយ​ផ្សែង​ជា​គ្រឿង​បូជា (ជា​គូ​គ្នា​នឹង​ទៀ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០</text:p>
          </table:table-cell>
          <table:table-cell table:style-name="តារាង1.A2" office:value-type="string">
            <text:p text:style-name="P5">ធូម​កាលិ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ូមៈកាលិក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គុ. ឬ ន.</text:p>
          </table:table-cell>
          <table:table-cell table:style-name="តារាង1.D2" office:value-type="string">
            <text:p text:style-name="P7">ដែល​ប្រព្រឹត្ត​ទៅ​ឬ​ដែល​ឋិត​នៅ, ដែល​មាន​ត្រឹមតែ​ផ្សែង​ភ្លើង​ប៉ុណ្ណោះ; ​ឱវាទ​ត្រឹមតែ​ផ្សែង​ភ្លើង, មាន​អត្ថន័យ​ថា ឱវាទ​ល្អ​របស់​គ្រូ​ឬ​របស់​មាតា​បិតា​កាល​បើ​គេ​រំលាយ​សព​អ្នក​មាន​គុណ​ទាំង​នោះ​រួច​ហើយ, ក្រោយ​ពី​នោះ​មក ឱវាទ​ល្អ​នោះ​ក៏​អស់ ហាក់​ដូច​ជា​ហើរ​បាត់​ទៅ​ជាមួយ​នឹង​ផ្សែង​ភ្លើង ពីព្រោះ​សិស្ស​និង​បុត្រ​ធីតា​ទាំងឡាយ ពុំ​ប្រតិបត្តិ​តាម : សិស្ស​គណ​និង​បុត្រធីតា​ទាំងឡាយ​គួរ​កុំ​ញ៉ាំង​ឱវាទ​ល្អ​របស់​គ្រូ​និង​មាតា​បិតា​ទាំងឡាយ​ឲ្យ​ជា​ធូម​កាលិក​ឡើ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១</text:p>
          </table:table-cell>
          <table:table-cell table:style-name="តារាង1.A2" office:value-type="string">
            <text:p text:style-name="P5">ធូម​កេតុ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ូមៈកែត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ផ្កាយ​ដុះ​កន្ទុ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២</text:p>
          </table:table-cell>
          <table:table-cell table:style-name="តារាង1.A2" office:value-type="string">
            <text:p text:style-name="P5">ធូ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ទីទៃ​ពី​តឹង គឺ​ងាយ, ទូលាយ ។ កិ. ស្រាក, ស្បើយ (ជំងឺ) : ជំងឺ​ជីតា​ខ្ញុំ ថ្ងៃ​នេះ​បាន​ធូរ​បន្តិ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៣</text:p>
          </table:table-cell>
          <table:table-cell table:style-name="តារាង1.A2" office:value-type="string">
            <text:p text:style-name="P5">ធូល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ូលិ) ផង់, លម្អង, ល្អង (មាន​លម្អង​ដី​ជាដើម) : មើល​ទៅ​ឃើញ​ធូលី​ហុយ​ព្រោ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៤</text:p>
          </table:table-cell>
          <table:table-cell table:style-name="តារាង1.A2" office:value-type="string">
            <text:p text:style-name="P5">ធួ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ថួ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៥</text:p>
          </table:table-cell>
          <table:table-cell table:style-name="តារាង1.A2" office:value-type="string">
            <text:p text:style-name="P5">ធួ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ថួ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៦</text:p>
          </table:table-cell>
          <table:table-cell table:style-name="តារាង1.A2" office:value-type="string">
            <text:p text:style-name="P5">ធៀ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ផ្គូ​របស់​ច្រើន​មុខ​ប៉ាន់​មើល​ឲ្យ​ដឹង​ថា​ខាង​ណា​ល្អ-អាក្រក់​ឬ​ខាង​ណា​តិច-ច្រើន​ជាង​គ្នា ជាដើម : ធៀប​គ្នា​មើល​ទៅ ឃើញ​ថា​របស់​អ្នក​គ្រាន់​បើ​ជាង​របស់​ខ្ញុំ ។ ប្រើ​ជា​មួយ​នឹង​ពាក្យ <text:s/>ប្រៀប <text:s/>ក៏​មាន : ប្រៀប​ធៀប <text:s/>គឺ​ប្រដូច​ដោយ​ធៀប​គ្នា​មើ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ប្រៀបធៀប</text:p>
          </table:table-cell>
        </table:table-row>
        <table:table-row>
          <table:table-cell table:style-name="តារាង1.A2" office:value-type="string">
            <text:p text:style-name="P4">៥៦២៧</text:p>
          </table:table-cell>
          <table:table-cell table:style-name="តារាង1.A2" office:value-type="string">
            <text:p text:style-name="P5">ធេ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គ្មាន​សោះ, ទទេ​សោះ, សោះសូន្យ : រលីង​ធេង, ស្អាត​ធេង ។ ល្វឹងល្វើយ, ទូលាយ​ក្រៃពេក (ប្រើ​ជា​មួយ​នឹង​ពាក្យ ធំ) : ផ្ទះ​ធំធេង, សមុទ្រ​ធំធេ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៨</text:p>
          </table:table-cell>
          <table:table-cell table:style-name="តារាង1.A2" office:value-type="string">
            <text:p text:style-name="P5">ធេងធោ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ឃ្លេងឃ្លោង; ស្រាល​ខ្លួន​មិន​មាំមួន​ដោយ​ថយ​កម្លាំង : ដើរ​ធេងធោង; ដំណើរ​ធេងធោ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២៩</text:p>
          </table:table-cell>
          <table:table-cell table:style-name="តារាង1.A2" office:value-type="string">
            <text:p text:style-name="P5">ធោវកៈ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-វៈ-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ធោវក) អ្នក​បោក​គក់​លាង​ជម្រះ​សម្អាត​គ្រឿង​សម្លៀក​បំពាក់​ជាដើម (បើ​ស្ត្រី​ជា ធោវិក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០</text:p>
          </table:table-cell>
          <table:table-cell table:style-name="តារាង1.A2" office:value-type="string">
            <text:p text:style-name="P5">ធោវនដ្ឋ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--វៈ ន័ត-ឋាន</text:p>
          </table:table-cell>
          <table:table-cell table:style-name="តារាង1.D2" office:value-type="string">
            <text:p text:style-name="P6">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​កន្លែង​សម្រាប់​លាង​ជម្រះ​សម្អាត​សម្លៀក​បំពាក់, កំពង់​ទឹក​សម្រាប់​បោក​គក់​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១</text:p>
          </table:table-cell>
          <table:table-cell table:style-name="តារាង1.A2" office:value-type="string">
            <text:p text:style-name="P5">ធុំ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ាប់​ក្លិន, ដឹង​ក្លិន​ដោយ​ច្រមុះ : ធុះ​ក្លិន​ក្រអូប, ធុំ​ក្លិន​ស្អុ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២</text:p>
          </table:table-cell>
          <table:table-cell table:style-name="តារាង1.A2" office:value-type="string">
            <text:p text:style-name="P5">ធំ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ទីទៃ​ពី​តូច គឺ​មាន​រូប​មាន​សំណុំ​សំនួន​ច្រើន​ជាង​គេ ។ ធំ​ធាត់ ឬ ធាត់​ធំ <text:s/>ដែល​ធំ​ផង​ធាត់​ផង ។ (ព. ប្រ.) ដែល​កាន់​តែ​ដុះដាល​កើត​កាល​វាល​គុម្ព​តាម​លំដាប់​កាល​ឡើង : ឥឡូវ​នេះ វា​កាន់​តែ​ធំ​ធាត់​ក្រែល​ហើ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ធំ​ធាត់ </text:p>
            <text:p text:style-name="P7">ធាត់​ធំ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ុ. ស.</text:p>
          </table:table-cell>
          <table:table-cell table:style-name="តារាង1.D2" office:value-type="string">
            <text:p text:style-name="P7">ពាក្យ​សម្រាប់​ក្មួយ​ហៅ​បង​ប្រុស​ឬ​បង​ស្រី​របស់​បិតា​ឬ​របស់​មាតា ក្នុង​ទី​ចំពោះ​មុខ​ឬ​កំបាំង​ហៅ​ក៏​បាន : អញ្ជីញ​ធំ​អង្គុយ; ពាក្យ​ទំយើ​ថា អ៊ំ; បើ​ក្នុង​ទី​កំបាំង​ច្រើន​ហៅ​ថា ឪពុក​ធំ <text:s/>គឺ​ធំ​ប្រុស, ម្ដាយ​ធំ <text:s/>គឺ​ធំ​ស្រី; អ្នក​ដទៃ​មិនមែន​ជា​ញាតិ ដែល​មាន​អាយុ​ច្រើន​ស្រករ​នឹង​ឪពុក​ធំ​ឬ​ម្ដាយ​ធំ ក៏​ហៅ ធំ ឬ អ៊ំ បាន​ដែ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៣</text:p>
          </table:table-cell>
          <table:table-cell table:style-name="តារាង1.A2" office:value-type="string">
            <text:p text:style-name="P5">ធ្ងន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ទីទៃ​ពី​ស្រាល គឺ​មាន​ទម្ងន់ : អង្ករ​មួយ​បាវ​នេះ​ធ្ងន់​ណាស់ ខ្ញុំ​លី​មិន​រួច​ទេ ។ ជ្រុល, ដាប​ខ្លាំង : ជំងឺ​ធ្ងន់, របួស​ធ្ងន់ ។ យូរ, ក្រ​បាន​សម្រេច​ផល : ស្រូវ​ធ្ងន់ គឺ​ស្រូវ​ដែល​ធ្វើ​យូរ​ខែ​ទើប​បាន​ផ្លែ​ទុំ ។ ព. ផ្ទ. ស្រូវ​ស្រាល ។ ថ្លង់, ស្ដាប់​មិន​សូវ​ឮ : ធ្ងន់​ត្រចៀក ។ មាន​អំណត់, ដែល​ស៊ូ​ទ្រាំ​អត់ធ្មត់ មិន​ងាយ​ខឹង​ច្រឡោត​ផ្ដេសផ្ដាស : មនុស្ស​នេះ មាន​ចិត្ត​ធ្ងន់​ណាស់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៤</text:p>
          </table:table-cell>
          <table:table-cell table:style-name="តារាង1.A2" office:value-type="string">
            <text:p text:style-name="P5">ធ្ងន់ធ្ង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ចិត្ត​ធ្ងន់, ដែល​ចេះ​អត់​ចេះ​ទ្រាំ, មាន​អំណត់, ប៉ិន​អត់​ប៉ិន​ទ្រាំ : ចិត្ត​ធ្ងន់ធ្ងរ, មនុស្ស​ធ្ងន់ធ្ងរ (និយាយ​ចំពោះ​តែ​ចិត្ត, អធ្យាស្រ័យ​ប៉ុណ្ណោះ <text:s/>ក្រៅ​ពី​នេះ​ពាក្យ​ដែល​ផ្សំ​ជាមួយ​នឹង ធ្ងន់ <text:s/>នេះ​មាន​ច្រើន <text:s/>ត្រូវ​ផ្សំ​តាម​គួរ​ដល់​ដំណើរ​សេចក្ដី) ។ ម. ព. ធ្ងន់ <text:s/>ទៀត​ផ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៥</text:p>
          </table:table-cell>
          <table:table-cell table:style-name="តារាង1.A2" office:value-type="string">
            <text:p text:style-name="P5">ធ្ងា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ទ្រងាង : ក្បាល​ធំ​ធ្ងា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៦</text:p>
          </table:table-cell>
          <table:table-cell table:style-name="តារាង1.A2" office:value-type="string">
            <text:p text:style-name="P5">ធ្ងើ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ទើងមើង, ធ្មើង : ដំរី​ចេញ​ធ្ងើង​មក​ពី​ក្នុង​ព្រ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៧</text:p>
          </table:table-cell>
          <table:table-cell table:style-name="តារាង1.A2" office:value-type="string">
            <text:p text:style-name="P5">ធ្ងើ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ទ្រងើល, ទើលងើ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៨</text:p>
          </table:table-cell>
          <table:table-cell table:style-name="តារាង1.A2" office:value-type="string">
            <text:p text:style-name="P5">ធ្ងោ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ជ្រងោ, ធ្ងោង, ធ្ងោល, ថ្គោល : លេច​ធ្ងោង, ងើប​ធ្ងោ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៣៩</text:p>
          </table:table-cell>
          <table:table-cell table:style-name="តារាង1.A2" office:value-type="string">
            <text:p text:style-name="P5">ធ្ងោ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(ដូច​គ្នា​នឹង ធ្ងោង នឹង ថ្គោល ដែ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០</text:p>
          </table:table-cell>
          <table:table-cell table:style-name="តារាង1.A2" office:value-type="string">
            <text:p text:style-name="P5">ធ្ងាំ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ធ្លាំង, ធ្មាំង (ព. ព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១</text:p>
          </table:table-cell>
          <table:table-cell table:style-name="តារាង1.A2" office:value-type="string">
            <text:p text:style-name="P5">ធ្នង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ពួក​គ្រញូង ខ្លឹម​ក្រហម មាន​ក្លិន​ប្រហើរ សាច់​ជាប់​ស្វិត​ជាង​គ្រញូ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២</text:p>
          </table:table-cell>
          <table:table-cell table:style-name="តារាង1.A2" office:value-type="string">
            <text:p text:style-name="P5">ធ្នល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ក្អម​យ៉ាង​ធំ : ក្អម​ធ្នល់, ងូត​ទឹក​អស់​ប្រាំ​ធ្នល់ (ហៅ​តាម​ទម្លាប់​ស្រុ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ក្អម​ធ្នល់</text:p>
          </table:table-cell>
        </table:table-row>
        <table:table-row>
          <table:table-cell table:style-name="តារាង1.A2" office:value-type="string">
            <text:p text:style-name="P4">៥៦៤៣</text:p>
          </table:table-cell>
          <table:table-cell table:style-name="តារាង1.A2" office:value-type="string">
            <text:p text:style-name="P5">ធ្នស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្រឿង​ទស់​រាំង​ធ្វើ​ដោយ​ព្រួល, ដោយ​មែក​ឈើ​ជាដើម សម្រាប់​ទស់​ខាំង​ត្រី​មិន​ឲ្យ​ចុះ​ឡើង​ច្រើន​ផ្លូវ ឲ្យ​ចុះ​ឡើង​តែ​តាម​ផ្លូវ​ដែល​បើក ដើម្បី​ឲ្យ​តម្រង់​ទៅ​ត្រូវ​ត្រង់​ប្រដាប់​នេសាទ : ទស់​ធ្នស់, ធ្វើ​ធ្នស់, ដាក់​ធ្ន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៤</text:p>
          </table:table-cell>
          <table:table-cell table:style-name="តារាង1.A2" office:value-type="string">
            <text:p text:style-name="P5">ធ្នា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ត្វ​ដែល​ជា​មេ​ទាក់ គឺ​សត្វ​សម្រាប់​នាំ, សម្រាប់​អន្ទង​យក​ឈ្លើយ, យក​បារាស : មាន់​ធ្នាក់, ទទា​ធ្នាក់​, ដំរី​ធ្នាក់ ។ ព. ប្រ. ថា អ្នក​យោង​អន្ទង, អ្នក​ដឹក​នា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៥</text:p>
          </table:table-cell>
          <table:table-cell table:style-name="តារាង1.A2" office:value-type="string">
            <text:p text:style-name="P5">ធ្នាប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រង្វាស់​ប្រវែង​ទទឹង​ម្រាម​ដៃ​ៗ​នោះ​ឯង​ក៏​ហៅ ធ្នាប់ ដែ : បណ្ដោយ​ប្រាំ​ធ្នាប់, ទទឹង​បី​ធ្ន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៦</text:p>
          </table:table-cell>
          <table:table-cell table:style-name="តារាង1.A2" office:value-type="string">
            <text:p text:style-name="P5">ធ្នា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ផ្លូវ ឬ​ទី​ជា​សាធារណៈ​ដែល​មាន​ជនានុជន​ទៅ​មក​មិន​ដាច់ : ផ្លូវ​នេះ​ជា​ធ្នារ​នៃ​អ្នក​ផង ។ ផ្លូវ​ទឹក, ផ្លូវ​ខ្យល់ : ធ្នារ​ទឹក, ធ្នារ​ខ្យល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៧</text:p>
          </table:table-cell>
          <table:table-cell table:style-name="តារាង1.A2" office:value-type="string">
            <text:p text:style-name="P5">ធ្និ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្រឿង​ប្រដាប់​កាយ : ធ្និម​អម្ពរ​ពស្ត្រ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៨</text:p>
          </table:table-cell>
          <table:table-cell table:style-name="តារាង1.A2" office:value-type="string">
            <text:p text:style-name="P5">ធ្នឹ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គ្រឿង​គេហដ្ឋាន​ជា​មេ​ផ្ទឹម​សសរ​ទ្រ​ជើង​គក ឬ​ទោះ​ឥត​ជើង​គក​ក៏​អាច​ប្រើ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៤៩</text:p>
          </table:table-cell>
          <table:table-cell table:style-name="តារាង1.A2" office:value-type="string">
            <text:p text:style-name="P5">ធ្នឹម​បណ្ដែ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ធ្នឹម​ដែល​គេ​គាប​ភ្ជាប់​នឹង​ផ្ទោង​ទ្រ​ជើង​គក ជា​ជំនួយ​ឲ្យ​គេហដ្ឋាន​មាំ​រឹងប៉ឹ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០</text:p>
          </table:table-cell>
          <table:table-cell table:style-name="តារាង1.A2" office:value-type="string">
            <text:p text:style-name="P5">ធ្នូ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ា.; <text:s/>សំ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ក្ល., ធនុ; ធនុ ឬ ធនុស៑) អាវុធ​ធ្វើ​ដោយ​ឈើ, ឫស្សី ឬ​ធាង​ទ្រាំង មាន​ដង​មាន​បន្លោះ​សម្រាប់​បាញ់​ដោយ​ព្រួញ ។ ឈ្មោះ​ខែ​ទី ៩ តាម​សុរិយគតិ ដោយ​រាប់​ខែ​មេសា​ជា​ខែ​ទី ១, បើ​រាប់​ខែ​មករា ជា​ខែ​ទី ១ ខែ​ធ្នូ​ជា​ខែ​ទី ១២, សព្វ​ថ្ងៃ​នេះ​ប្រើ​ជា​ខែ​ទី ១២ តាម​សម័យ​និយ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១</text:p>
          </table:table-cell>
          <table:table-cell table:style-name="តារាង1.A2" office:value-type="string">
            <text:p text:style-name="P5">ធ្នូ​ខ្វែ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ធ្នូ​មួយ​ប្រភេទ​សម្រាប់​បាញ់​នឹង​គ្រាប់​មាន​គ្រាប់​ដី​លញ់​ហាល​ឲ្យ​ស្ងួត​ឬ​ដុត​ឲ្យ​ឆ្អិន​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២</text:p>
          </table:table-cell>
          <table:table-cell table:style-name="តារាង1.A2" office:value-type="string">
            <text:p text:style-name="P5">ធ្នើ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ថ្នាក់​ខ្ពស់​សម្រាប់​បន្ទើរ​វត្ថុ​ផ្សេង​ៗ : ដាក់​កន្ទេល​លើ​ធ្នើ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៣</text:p>
          </table:table-cell>
          <table:table-cell table:style-name="តារាង1.A2" office:value-type="string">
            <text:p text:style-name="P5">ធ្ន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​ស្រប់​នៅ​លើ​មែក, លើ​ប្រគាប​ឈើ ឬ​មាន​សសរ​ធ្វើ​កណ្ដាល​វាល, ធ្វើ​ក្នុង​ព្រៃ​ឬ​ក្នុង​ទឹក​សម្រាប់​លាក់​ខ្លួន​ពួន​ចាំ​ចាប់​ចាំ​ប្រហារ​សត្វ​ឬ​ត្រ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៤</text:p>
          </table:table-cell>
          <table:table-cell table:style-name="តារាង1.A2" office:value-type="string">
            <text:p text:style-name="P5">ធ្មង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តូវម៉ូវ, ធ្មឹង មិន​សូវ​ស្ដី​និយាយ (តាម​ធម្មតា​ពី​កំណើត​មក) : មនុស្ស​ធ្ម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៥</text:p>
          </table:table-cell>
          <table:table-cell table:style-name="តារាង1.A2" office:value-type="string">
            <text:p text:style-name="P5">ធ្មត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អត់ : អត់ធ្មត់ <text:s/>គឺ​ទ្រាំ​អត់​ឲ្យ​តែ​រួច​ក្នុង​គ្រា ក្នុង​ស្របក់​មួយ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<text:s/>អត់ធ្មត់ </text:p>
          </table:table-cell>
        </table:table-row>
        <table:table-row>
          <table:table-cell table:style-name="តារាង1.A2" office:value-type="string">
            <text:p text:style-name="P4">៥៦៥៦</text:p>
          </table:table-cell>
          <table:table-cell table:style-name="តារាង1.A2" office:value-type="string">
            <text:p text:style-name="P5">ធ្មប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មន្ត​អាសិរ​ពិស​មួយ​ប្រភេទ ជា​គូ​គ្នា​នឹង​អាប : ត្រូវ​ធ្មប់, មេ​ធ្មប់ (ជា​ចំណេះ​អាក្រក់​ក្រៃ ហៅ​ថា ទុព្វិជ្ជា ឬ ទុព្វិទ្យា; សំ. ទុរ្វិទ្យ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៧</text:p>
          </table:table-cell>
          <table:table-cell table:style-name="តារាង1.A2" office:value-type="string">
            <text:p text:style-name="P5">ធ្ម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​មាន​ខ្លឹម​រឹង, ត្រួយ​ខ្ចី​ប្រើ​ជា​អន្លក់​បាន ជា​ឈើ​មាន​បន្ល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៨</text:p>
          </table:table-cell>
          <table:table-cell table:style-name="តារាង1.A2" office:value-type="string">
            <text:p text:style-name="P5">ធ្មឹ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នៅ​ស្ងៀម​មិន​ស្ដី, ទ្រមឹង : អង្គុយ​ធ្មឹង, ឈរ​ធ្មឹ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៥៩</text:p>
          </table:table-cell>
          <table:table-cell table:style-name="តារាង1.A2" office:value-type="string">
            <text:p text:style-name="P5">ធ្មុង 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វយវៈ​ស្រួច​មុត​មាន​ពិស​សម្រាប់​ការពារ​ខ្លួន​របស់​ត្រី​ពួក​ខ្លះ : ធ្មុង​ត្រី​អណ្ដែង, ធ្មុង​ត្រី​កញ្ចុះ ។ ព. ប្រ. <text:s/>កាច់​ធ្មុង លះបង់​ចោល​នូវ​ចិត្ត​ពាល​កំណាច​កាច​សាហាវ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០</text:p>
          </table:table-cell>
          <table:table-cell table:style-name="តារាង1.A2" office:value-type="string">
            <text:p text:style-name="P5">ធ្មុង​កញ្ចុ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រនាម​មួយ​ប្រភេទ មាន​បន្លា​ស្រដៀង​នឹង​ធ្មុង​ត្រី​កញ្ចុ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១</text:p>
          </table:table-cell>
          <table:table-cell table:style-name="តារាង1.A2" office:value-type="string">
            <text:p text:style-name="P5">ធ្មើ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ធ្ងើង, ទើងមើ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២</text:p>
          </table:table-cell>
          <table:table-cell table:style-name="តារាង1.A2" office:value-type="string">
            <text:p text:style-name="P5">ធ្មេ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ិទ​ប្រស្រី​ដោយ​ត្របក​ភ្នែក ។ ព. ប្រ. ធ្មេច​ភ្នែក កិ. <text:s/>ឃើញ​ធ្វើ​ជា​មិន​ឃើញ​ដោយ​មិន​យក​ចិត្ត​ទុក​ដាក់...។ ទាំង​ធ្មេច ឬ ទាំង​ធ្មេច​ភ្នែក កិ. វិ. ទាំង​ទាល់​ឬ​ដោយ​ល្ងង់​មិន​យល់ : ធ្វើ​ការ​ទាំង​ធ្មេច​ភ្នែក, ស៊ី​ទាំង​ធ្មេច​ភ្នែក <text:s/>។ មនុស្ស​ធ្មេច​ភ្នែក <text:s/>គុ. មនុស្ស​ដែល​មិន​យក​ចិត្ត​ទុក​ដាក់​នឹង​កិច្ចការ​ទាំងពួង ឬ​មនុស្ស​ដែល​ល្ងង់​សូន្យ​ឈឹង ។ ចុះ​ហត្ថលេខា​ធ្មេច​ភ្នែក ឬ ចុះ​ហត្ថលេខា​ខ្វាក់ ចុះ​ហត្ថលេខា​ដោយ​ឥត​បាន​មើល​សេចក្ដី​ក្នុង​លិខិត​នោះ​សោះ ឬ​ចុះ​ហត្ថលេខា​លើ​ក្រដាស​លាត​ឥត​មាន​អក្សរ (ដោយ​គេ​បញ្ឆោ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៣</text:p>
          </table:table-cell>
          <table:table-cell table:style-name="តារាង1.A2" office:value-type="string">
            <text:p text:style-name="P5">ធ្មេ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ាការៈ​ក្នុង​មាត់ សម្រាប់​ខាំ​ទំព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៤</text:p>
          </table:table-cell>
          <table:table-cell table:style-name="តារាង1.A2" office:value-type="string">
            <text:p text:style-name="P5">ធ្មេញ​កណ្ដុ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គ្រឿង​វណ្ណយុត្តិ​មួយ​ប្រភេទ <text:span text:style-name="T2">( ៉ )</text:span> សម្រាប់​សម្លាប់​ខ្យល់​អក្សរ ៩ តួ​គឺ ង, ញ, ន, ប, ម, យ, រ, ល, វ, <text:s/>បំបែរ​សូរ​ឲ្យ​ខុស​ពី​សំឡេង​ប្រក្រតី គឺ ង៉, ញ៉, ន៉, ប៉, ម៉, យ៉, រ៉, ល៉, វ៉; ប៉ុន្តែ​បើ​មាន​ស្រៈ ឬ​និគ្គហិត​នៅ​ពី​លើ​ត្រូវ​យក​ធ្មេញ​កណ្ដុរ​មក​ដាក់​ខាង​ក្រោម​វិញ ដូច​យ៉ាង ង៉ិកង៉ក់, ញ៉ាំញ៉ើ, ប៉ិនប៉ៅ <text:s/>ជាដើម (ម. ព. មូសិកទន្ត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៥</text:p>
          </table:table-cell>
          <table:table-cell table:style-name="តារាង1.A2" office:value-type="string">
            <text:p text:style-name="P5">ធ្មេញ​កណ្ដូ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គ្រឿង​តម្បាញ​មួយ​ប្រភេទ​សម្រាប់​ចាក់​បញ្ចូល​សរសៃ​អន្ទង​ក្នុង​ធ្មេញ​ឈ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៦</text:p>
          </table:table-cell>
          <table:table-cell table:style-name="តារាង1.A2" office:value-type="string">
            <text:p text:style-name="P5">ធ្មេញ​ក្រប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ក្បាច់​រចនា​បែប​មួយ មាន​រាង​សណ្ឋាន​ស្រដៀង​នឹង​ធ្មេញ​ក្របី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៧</text:p>
          </table:table-cell>
          <table:table-cell table:style-name="តារាង1.A2" office:value-type="string">
            <text:p text:style-name="P5">ធ្មេញ​ចាស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ង្កាប់​ឈើ​មាន​ច្បោស​សម្រាប់​ចាប់​ក្ដាប់​ល្អី, កញ្ជើ 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៨</text:p>
          </table:table-cell>
          <table:table-cell table:style-name="តារាង1.A2" office:value-type="string">
            <text:p text:style-name="P5">ធ្មេញ​ឈើ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ទាស​ធ្វើ​ដោយ​បន្ទោះ​ល្អិត​ជា​គ្រឿង​តម្បាញ សម្រាប់​បញ្ចូល​សរសៃ​អន្ទង, សម្រាប់​កាស​បញ្ជូន​ចាក់​ត្បា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៦៩</text:p>
          </table:table-cell>
          <table:table-cell table:style-name="តារាង1.A2" office:value-type="string">
            <text:p text:style-name="P5">ធ្មេញ​ត្រី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តូច​មួយ​ប្រភេទ​ច្រើន​ដុះ​នៅ​ទំនាប​មាត់​បឹង, មាត់​ត្រពាំង​ជាដើម : ដើម​ធ្មេញ​ត្រ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ដើម​ធ្មេញ​ត្រី <text:s/></text:p>
          </table:table-cell>
        </table:table-row>
        <table:table-row>
          <table:table-cell table:style-name="តារាង1.A2" office:value-type="string">
            <text:p text:style-name="P4">៥៦៧០</text:p>
          </table:table-cell>
          <table:table-cell table:style-name="តារាង1.A2" office:value-type="string">
            <text:p text:style-name="P5">ធ្មេញ​សេ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ថ្ម​មួយ​ប្រភេទ មាន​សាច់​រឹង​ស្រួយ : ថ្ម​ធ្មេញ​ស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ថ្ម​ធ្មេញ​សេះ </text:p>
          </table:table-cell>
        </table:table-row>
        <table:table-row>
          <table:table-cell table:style-name="តារាង1.A2" office:value-type="string">
            <text:p text:style-name="P4">៥៦៧១</text:p>
          </table:table-cell>
          <table:table-cell table:style-name="តារាង1.A2" office:value-type="string">
            <text:p text:style-name="P5">ធ្មៃ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តិណជាតិ​ពួក​ក្រចៅ សំបក​ប្រើ​ធ្វើ​ខ្សែ​ជាប់​បាន​យូរ : ខ្សែ​ធ្មៃ​ប្រើ​ជាប់​បាន​យូ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២</text:p>
          </table:table-cell>
          <table:table-cell table:style-name="តារាង1.A2" office:value-type="string">
            <text:p text:style-name="P5">ធ្មោ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ធ្ងោង, ទោងមោ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៣</text:p>
          </table:table-cell>
          <table:table-cell table:style-name="តារាង1.A2" office:value-type="string">
            <text:p text:style-name="P5">ធ្ម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ប្រទាល​មួយ​ប្រភេទ​ពួក​ទាល់, មើម​ស្ងោរ​បរិភោគ​បាន (ហៅ​តាម​ទម្លាប់​ស្រុក, អ្នក​ស្រុក​ខ្លះ​ហៅ ធ្មៅ, ខ្លះ​ហៅ ខ្មូវ) ។</text:p>
          </table:table-cell>
          <table:table-cell table:style-name="តារាង1.D2" office:value-type="string">
            <text:p text:style-name="P8">ខ្មូវ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៤</text:p>
          </table:table-cell>
          <table:table-cell table:style-name="តារាង1.A2" office:value-type="string">
            <text:p text:style-name="P5">ធ្មាំ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ដែល​កាង​សំកាំង​ស្លឹក​ត្រចៀក ដើម្បី​នឹង​ស្ដាប់​ឲ្យ​ជាក់ (សត្វ) ដំរី​ធ្វើ​ស្លឹក​ត្រចៀក​ធ្ម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៥</text:p>
          </table:table-cell>
          <table:table-cell table:style-name="តារាង1.A2" office:value-type="string">
            <text:p text:style-name="P5">ធ្យាន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ឈាន ន.) ។ ពាក្យ​នេះ​ខ្មែរ​យើង​ប្រើ​ជា កិ. ក៏​មាន : ធ្យាន​ទៅ <text:s/>គឺ​ទៅ​ដោយ​អំណាច​ធ្យាន; ហោះ​ធ្យាន <text:s/>សំដៅ​សេចក្ដី​ថា ទៅ​តាម​អាកាស​ជា​ប្រឹថពី​ដោយ​អំណាច​ឬ​ដោយ​ឫទ្ធិ​នៃ​ធ្យាន ។ តាម​សេចក្ដី​ពិត, លោក​ដែល​បាន​សម្រេច​ធ្យាន​មិនមែន​ហោះ​ទេ, គឺ​បើ​ត្រូវ​ការ​ចង់​ទៅ​តាម​អាកាស លោក​ចូល​ធ្យាន​ដោយ​ បឋវីកសិណ <text:s/>គឺ​យក​ដី​ធ្វើ​ជា​អារម្មណ៍ តាំង​អធិដ្ឋាន​អាកាស​ត្រង់​ផ្លូវ​ដែល​ត្រូវ​ការ​ទៅ​នោះ ឲ្យ​រឹង​ក្លាយ​ជា​ដី ហើយ​លោក​ដើរ​តាម​ផ្លូវ​ទៅ​ដូច​គេ​ដើរ​លើ​ដី​ធម្មតា, គ្រាន់​តែ​ឆាប់​រហ័ស​ភ្លាម​ៗ​ប្លែក​ជាង​ដំណើរ​ជា​ប្រក្រតី​ប៉ុណ្ណោះ; បើ​ត្រូវ​ការ​ចង់​ទៅ​ក្នុង​ដី លោក​ចូល​ធ្យាន​ដោយ <text:s/>អាបោកសិណ គឺ​យក​ទឹក​ធ្វើ​ជា​អារម្មណ៍ តាំង​អធិដ្ឋាន​ដី​ត្រង់​ផ្លូវ​ដែល​ត្រូវ​ការ​ទៅ​នោះ​ឲ្យ​រលាយ​ក្លាយ​ជា​ទឹក​ហើយ​ចូល​ធ្យាន​ដោយ វាយោកសិណ <text:s/>គឺ​យក​ខ្យល់​ធ្វើ​ជា​អារម្មណ៍ <text:s/>អធិដ្ឋាន​ឲ្យ​មាន​ខ្យល់​បក់​វែក​ញែក​ទឹក​ឲ្យ​ច្រហ​ធ្លុង​ទៅ​ជា​ផ្លូវ​ដើរ​បាន; និយាយ​ដោយ​ខ្លី​ថា​លោក​ចម្រើន​ធ្យាន​បង្វែរ​ធាតុ​ទាំង ៤ ផ្លាស់​ប្ដូរ​គ្នា​បាន​តាម​ត្រូវ​ការ​ប៉ុណ្ណោះ​ឯង; តែ​ច្រើន​និយាយ​តាម​ទម្លាប់​ថា លោក​ហោះ, លោក​ជ្រែក​ដី, ជ្រែក​ទឹក, ដើរ​លើ​ទឹក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៦</text:p>
          </table:table-cell>
          <table:table-cell table:style-name="តារាង1.A2" office:value-type="string">
            <text:p text:style-name="P5">ធ្យាន​ចិត្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្យានៈចិត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ឈានចិត្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៧</text:p>
          </table:table-cell>
          <table:table-cell table:style-name="តារាង1.A2" office:value-type="string">
            <text:p text:style-name="P5">ធ្យាន​ផ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្យានៈផល់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ឈានផ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៨</text:p>
          </table:table-cell>
          <table:table-cell table:style-name="តារាង1.A2" office:value-type="string">
            <text:p text:style-name="P5">ធ្យាន​ពល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្យានៈពល់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ឈានព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៧៩</text:p>
          </table:table-cell>
          <table:table-cell table:style-name="តារាង1.A2" office:value-type="string">
            <text:p text:style-name="P5">ធ្យាន​សុខ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្យានៈសុក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ឈានសុខ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០</text:p>
          </table:table-cell>
          <table:table-cell table:style-name="តារាង1.A2" office:value-type="string">
            <text:p text:style-name="P5">ធ្យាន​ឫទ្ធិ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ធ្យានៈរឹត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ឈានឫទ្ធិ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១</text:p>
          </table:table-cell>
          <table:table-cell table:style-name="តារាង1.A2" office:value-type="string">
            <text:p text:style-name="P5">ធ្យានានុភាព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--ភាប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ឈានានុភាព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២</text:p>
          </table:table-cell>
          <table:table-cell table:style-name="តារាង1.A2" office:value-type="string">
            <text:p text:style-name="P5">ធ្យូ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ំណល់​ប្រឆេះ, សំណល់​កម្លោច​នៃ​ឧស​ឬ​ឈើ​ជាដើម មាន​ពណ៌​ខ្មៅ ដែល​មិន​ទាន់​ឆេះ​សុស​ខ្ទេច​ទៅ​ជា​ផេះ : ធ្យូង​ឈើ, ធ្យូង​ឫស្សី, ធ្យូង​ថ្ម ។ មន្ទិល​ខ្មៅ​ដែល​កាន់​ដិត​ជាប់​ក្រាស់​នៅ​គូទ​ឆ្នាំង ក៏​ហៅ​ថា ធ្យូង ដែរ : ធ្យូង​ឆ្នាំង​ប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៣</text:p>
          </table:table-cell>
          <table:table-cell table:style-name="តារាង1.A2" office:value-type="string">
            <text:p text:style-name="P5">ធ្ល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​ពួក​ចំបក់ ផ្លែ​ទុំ​សាច់​ម៉ដ្ឋ​ស្រដៀង​នឹង​ក្រមួន​មាត់ ក្លិន​ក្រអូប​ល្ងាន់ មាន​ម្លប់​ក្រាស់​ជិត​ត្រឈ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៤</text:p>
          </table:table-cell>
          <table:table-cell table:style-name="តារាង1.A2" office:value-type="string">
            <text:p text:style-name="P5">ធ្លា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ផ្លូវ​ធំ​ដែល​បរ​រទេះ​បាន : ផ្លូវ​ធ្លា, ដើរ​តាម​ធ្លា ។ <text:s/>ទីលាន​ជា​លំហ : ធ្លា​មុខ​ផ្ទ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៥</text:p>
          </table:table-cell>
          <table:table-cell table:style-name="តារាង1.A2" office:value-type="string">
            <text:p text:style-name="P5">ធ្លា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បូត​ពី​លើ​ជ្រុះ​ចុះ​មក​ក្រោម : ធ្លាក់​អីវ៉ាន់​ពី​លើ​រាន​ហាល ។ <text:s/>របូត​មាត់​ចេញ​សំដី​ប្រាប់​ការណ៍​ពិត : សួរ​ឈ្លេច​ទាល់​តែ​ធ្លាក់​សំដី​ពិត ។ ធ្លាក់​ខ្លួន ចុះ​សិរី​ខូច​យស​ស័ក្ដិ​ឬ​ទ្រព្យ​សម្បត្តិ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៦</text:p>
          </table:table-cell>
          <table:table-cell table:style-name="តារាង1.A2" office:value-type="string">
            <text:p text:style-name="P5">ធ្លាប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តែង, តែងតែ, រមែង, ដែល​មាន​ទម្លាប់ : ស្រុក​នុ៎ះ​ខ្ញុំ​ធ្លាប់​ទៅ​ហើយ, ការ​នុ៎ះ​ខ្ញុំ​ធ្លាប់​ធ្វើ​ហើយ; លួច​គេ​ធ្លាប់​ដៃ ដេក​ថ្ងៃ​ធ្លាប់​ភ្នែក ។ ធ្លាប់​តែ​បាន​សុខ​ស្រួល <text:s/>តែងតែ​បាន​សុខ​ស្រួល ។ ធ្លាប់​តែ​និយាយ​ត្រង់ <text:s/>តែងតែ​និយាយ​ត្រង់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៧</text:p>
          </table:table-cell>
          <table:table-cell table:style-name="តារាង1.A2" office:value-type="string">
            <text:p text:style-name="P5">ធ្លាយ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ហែក, ធ្លុះ, របើក ដោយ​មាន​កម្លាំង​ខ្លាំង​ឬ​មាន​ទម្ងន់​មក​ពិត​ប៉ះ​ច្រាន : ទូក​ធ្លាយ, ទំនប់​ធ្លាយ, បូស​ធ្លាយ ។ <text:s/>បញ្ចេញ​វាចា​ប្រាប់​អាថ៌​កំបាំង : ខ្ញុំ​សួរ​ចុច​ចំ​លើ​រឿង​ហ្នឹង​ទៅ ស្រាប់​តែ​គាត់​ធ្លាយ​ប្រាប់​ត្រង់​ៗ​អស់​ឥត​សល់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ចង្កោម​ផ្លែ​ដូង, ផ្លែ​ត្នោត, ទន្សែ​ជាដើម : ដូង​មួយ​ធ្លាយ, ត្នោត​មួយ​ធ្ល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៨</text:p>
          </table:table-cell>
          <table:table-cell table:style-name="តារាង1.A2" office:value-type="string">
            <text:p text:style-name="P5">ធ្លី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ង​រួប​ជើង​ទាំង ២ ដោយ​ទន្លីង : ធ្លីង​ដំរ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៨៩</text:p>
          </table:table-cell>
          <table:table-cell table:style-name="តារាង1.A2" office:value-type="string">
            <text:p text:style-name="P5">ធ្លុង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តួ​សរសៃ​ខ្មាញ់​ដែល​ត្រកួញ​ឬ​ធ្លូញ : វេញ​បញ្ចូល​ធ្លុង, ខ្សែ​ពីរ​ធ្លុង, ខ្សែ​បី​ធ្លុង ។ ព. ប្រ. ធ្លុង​មួយ <text:s/>ឬ ត្រូវ​ធ្លុង​គ្នា គឺ​រួម​គំនិត​គ្នា, វេញ​គំនិត​ចូល​គ្នា​ដូច​គេ​វេញ​ខ្សែ​បញ្ចូល​ធ្លុ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ដែល​ច្រហ​ឥត​មាន​អ្វី​ទើស : ទ្វារ​ច្រហ​ធ្លុង: មើល​ទៅ​ឃើញ​ធ្លុង ។</text:p>
          </table:table-cell>
          <table:table-cell table:style-name="តារាង1.D2" office:value-type="string">
            <text:p text:style-name="P8">ធ្លួ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០</text:p>
          </table:table-cell>
          <table:table-cell table:style-name="តារាង1.A2" office:value-type="string">
            <text:p text:style-name="P5">ធ្លុញ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ធ្លូញ ១ កិ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១</text:p>
          </table:table-cell>
          <table:table-cell table:style-name="តារាង1.A2" office:value-type="string">
            <text:p text:style-name="P5">ធ្លុ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ាន​ប្រហោង​រហូត​ទៅ​ម្ខាង : ក្អម​ធ្លុះ ។ ព. ប្រ. ប្រើ​ជា កិ. ឬ កិ. វិ. ក្រឡេក​ធ្លុះ គឺ​ក្រឡេក​ឃើញ​ហេតុ, ឃើញ​សេចក្ដី​កំបាំង​ច្បាស់​ប្រាកដ ។ ចាក់​ធ្លុះ <text:s/>គឺ​ត្រាស់​ដឹង ។ ធ្លុះ​ធ្លាយ <text:s/>ធ្លុះ​ត្រាតែ​ធ្លាយ ។ ព. ប្រ. ចេះ ឬ យល់​ឥត​ទើសទាល់ : ចេះ​ធ្លុះ​ធ្លាយ, យល់​ធ្លុះ​ធ្លាយ ។ ក្រឡេក​ឃើញ​ធ្លុះ <text:s/>ឃើញ​ច្បាស់​ឥត​កំបាំង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ធ្លុះធ្លាយ</text:p>
          </table:table-cell>
        </table:table-row>
        <table:table-row>
          <table:table-cell table:style-name="តារាង1.A2" office:value-type="string">
            <text:p text:style-name="P4">៥៦៩២</text:p>
          </table:table-cell>
          <table:table-cell table:style-name="តារាង1.A2" office:value-type="string">
            <text:p text:style-name="P5">ធ្លូ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មើល​ទៅ​ឃើញ​ទ្រលូ : ត្រង់​ធ្លូ <text:s/>គឺ​ត្រង់​ស្រលួត​ស្រឡ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៣</text:p>
          </table:table-cell>
          <table:table-cell table:style-name="តារាង1.A2" office:value-type="string">
            <text:p text:style-name="P5">ធ្លូញ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ត្រកួញ​ខ្សែ, ហប់​ខ្សែ (ប្រើ​តាម​ទម្លាប់​ដោយ​ស្រុក), អ្នក​ស្រុក​ខ្លះ​ហៅ ធ្លុ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ពាក្យ​សម្រាប់​ចម្រើន​ពាក្យ​ខុស, ពាក្យ​ឃ្វាង​ឲ្យ​ប្រាកដ : ខុស​ធ្លូញ <text:s/>ឬ ខុស​ធ្លុញ <text:s/>គឺ​ខុស​ទទេ​សោះ​ឥត​ត្រូវ​តិច​តួច​ឡើយ ។</text:p>
          </table:table-cell>
          <table:table-cell table:style-name="តារាង1.D2" office:value-type="string">
            <text:p text:style-name="P8">ធ្លុញ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៤</text:p>
          </table:table-cell>
          <table:table-cell table:style-name="តារាង1.A2" office:value-type="string">
            <text:p text:style-name="P5">ធ្លួ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ដែល​ច្រហ​គ្រហួង​ឥត​មាន​អ្វី​ទើស : ទ្វារ​ច្រហ​ធ្លួង, មើល​ទៅ​ឃើញ​ធ្លួង (ម. ព. ធ្លុង ២ ឬ ធ្លួង គុ. ឬ កិ. វិ.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៥</text:p>
          </table:table-cell>
          <table:table-cell table:style-name="តារាង1.A2" office:value-type="string">
            <text:p text:style-name="P5">ធ្លែ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ពាក្យ​សម្រាប់​ចម្រើន​ពាក្យ​លៀន​ឲ្យ​ឃើញ​ជាក់​ស្ដែង : លៀន​ធ្លែរ គឺ​លៀន​ខ្លាំង (ម. ព. ត្លែ ផង) ។</text:p>
          </table:table-cell>
          <table:table-cell table:style-name="តារាង1.D2" office:value-type="string">
            <text:p text:style-name="P8">ធ្លែល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៦</text:p>
          </table:table-cell>
          <table:table-cell table:style-name="តារាង1.A2" office:value-type="string">
            <text:p text:style-name="P5">ធ្ល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លឿន​ទៅ​មុខ​ឬ​ទៅ​លើ ដូច​គេ​លោ​ខ្លួន​ទៅ​ដោយ​ជាក់​ច្បាស់ : លេច​ធ្លោ, គោម​ហោះ​ឡើង​ធ្ល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៧</text:p>
          </table:table-cell>
          <table:table-cell table:style-name="តារាង1.A2" office:value-type="string">
            <text:p text:style-name="P5">ធ្លោ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េស, ប្រហែស, ភ្លាំងភ្លាត់​ស្មារតី, ភ្លាំងភ្លាត់​គំនិត : ធ្លោយ​គំន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៨</text:p>
          </table:table-cell>
          <table:table-cell table:style-name="តារាង1.A2" office:value-type="string">
            <text:p text:style-name="P5">ធ្លាំ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ពាក្យ​សម្រាប់​ចម្រើន​ពាក្យ ស្រាត, ពាក្យ​លែង​ខ្លួន​ឲ្យ​ជាក់​ស្ដែង : ស្រាត​ធ្លាំង <text:s/>គឺ​ស្រាត​ទាំងស្រុង (ច្រើន​និយាយ​ចំពោះ​តែ​កូន​ក្មេង​តូច) ។ លែង​ខ្លួន​ធ្លាំង <text:s/>គឺ​លែង​ខ្លួន​មាន​តែ​សម្លៀ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៦៩៩</text:p>
          </table:table-cell>
          <table:table-cell table:style-name="តារាង1.A2" office:value-type="string">
            <text:p text:style-name="P5">ធ្ល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ឹក​ជ្រលក់​មាន​ព័ណ៌​ខៀវ ធ្វើ​ពី​មរ​លាយ​នឹង​ទឹក​ដាក់​កំបោរ-ស : សំពត់​ជ្រលក់​ធ្លះ, ព័ណ៌​ធ្ល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៧០០</text:p>
          </table:table-cell>
          <table:table-cell table:style-name="តារាង1.A2" office:value-type="string">
            <text:p text:style-name="P5">ធ្វើ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ម្រេច​អំពើ គឺ​សម្រេច​កិច្ច​ការ​ធុរៈ​អ្វី​ៗ : ធ្វើ​បុណ្យ, ធ្វើ​ស្រែ, ធ្វើ​ការ <text:s/>។ កិរិយា​សព្ទ ធ្វើ <text:s/>នេះ​សម្រាប់​ប្រើ​ផ្សំ​ជាមួយ​នឹង​សព្ទ​ដទៃ​បាន​ច្រើន​ជា​អនេក​តាម​គួរ​ដល់​ការ​ប្រើ, ដូច​ជា : ធ្វើ​ជា​មិន​ស្គាល់, ធ្វើ​ជា​មិន​ឃើញ 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៧០១</text:p>
          </table:table-cell>
          <table:table-cell table:style-name="តារាង1.A2" office:value-type="string">
            <text:p text:style-name="P5">ធ្វើ​ទុក្ខ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ឲ្យ​លំបាក, ធ្វើ​ឲ្យ​ចង្អៀត​ចង្អល់​ចិត្ត, នាំ​ឲ្យ​មាន​កង្វល់ : យប់​មិញ ខ្ញុំ​ឥត​បាន​ធ្មេច​មួយ​ស្រឡេត​សោះ ព្រោះ​កូន​តូច​វា​ធ្វើ​ទុក្ខ​ខ្លាំង​ពេក ។ ធ្វើ​ទុក្ខ​បុក​ម្នេញ <text:s/>ធ្វើ​ទុក្ខ​រំអុក​ឲ្យ​ព្រួយ​ម្នេញ​ជានិច្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៧០២</text:p>
          </table:table-cell>
          <table:table-cell table:style-name="តារាង1.A2" office:value-type="string">
            <text:p text:style-name="P5">ធ្វេស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លោយ, ប្រហែស : ធ្វេស​ស្មារតី, ធ្វេស​គំន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៥៧០៣</text:p>
          </table:table-cell>
          <table:table-cell table:style-name="តារាង1.A2" office:value-type="string">
            <text:p text:style-name="P5">ធ្វេសទ្វេ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េស​ពីរ​ដង គឺ​ធ្វេស​ហើយ​ធ្វេស​ទៀត​ដល់​ពីរ​ដង ឬ​ធ្វេស​ច្រើន​ដង ។ ច្រើន​ប្រើ​ក្នុង​កាព្យ, ដូច​ជា : គួរ​ប្រុង​ប្រយ័ត្ន​កុំបី​ធ្វេស បើ​មាន​ជា​ធ្វេស​កុំ​ធ្វេស​ទ្វេ ទ្វេ​ធ្វេស​ប្រហែស​ឃើញ​ច្រើន​តែ វិនាស​ទ្រព្យ​ធន​ពុំ​សូវ​ខាន ។</text:p>
          </table:table-cell>
          <table:table-cell table:style-name="តារាង1.D2" office:value-type="string">
            <text:p text:style-name="P8">ទ្វេធ្វេស</text:p>
          </table:table-cell>
          <table:table-cell table:style-name="តារាង1.I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8-03-04T16:28:45</meta:creation-date>
    <dc:date>2008-06-12T08:50:01</dc:date>
    <dc:language>en-US</dc:language>
    <meta:editing-cycles>9</meta:editing-cycles>
    <meta:editing-duration>PT59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2" meta:paragraph-count="817" meta:word-count="3046" meta:character-count="37016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